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line-height="150%" fo:text-align="justify" style:justify-single-word="false"/>
      <style:text-properties fo:font-size="14pt" style:font-size-asian="14pt" style:font-size-complex="14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line-height="150%"/>
      <style:text-properties fo:font-size="18pt" style:font-size-asian="18pt" style:font-size-complex="18pt"/>
    </style:style>
    <style:style style:name="P5" style:family="paragraph" style:parent-style-name="Standard">
      <style:paragraph-properties fo:line-height="150%" fo:text-align="start" style:justify-single-word="false"/>
      <style:text-properties fo:font-size="18pt" style:font-size-asian="18pt" style:font-size-complex="18pt"/>
    </style:style>
    <style:style style:name="P6" style:family="paragraph" style:parent-style-name="Standard">
      <style:paragraph-properties fo:line-height="150%" fo:text-align="justify" style:justify-single-word="false"/>
      <style:text-properties fo:font-size="18pt" style:font-size-asian="18pt" style:font-size-complex="18pt"/>
    </style:style>
    <style:style style:name="P7" style:family="paragraph" style:parent-style-name="Standard">
      <style:text-properties fo:font-size="22pt" style:font-size-asian="22pt" style:font-size-complex="22pt"/>
    </style:style>
    <style:style style:name="P8" style:family="paragraph" style:parent-style-name="Standard">
      <style:text-properties fo:font-size="20pt" style:font-size-asian="20pt" style:font-size-complex="20pt"/>
    </style:style>
    <style:style style:name="P9" style:family="paragraph" style:parent-style-name="Standard">
      <style:paragraph-properties fo:line-height="150%"/>
      <style:text-properties fo:font-size="20pt" style:font-size-asian="20pt" style:font-size-complex="20pt"/>
    </style:style>
    <style:style style:name="P10" style:family="paragraph" style:parent-style-name="Standard">
      <style:paragraph-properties fo:line-height="150%" fo:text-align="center" style:justify-single-word="false"/>
      <style:text-properties fo:font-size="20pt" style:font-size-asian="20pt" style:font-size-complex="20pt"/>
    </style:style>
    <style:style style:name="P11" style:family="paragraph" style:parent-style-name="Standard">
      <style:paragraph-properties fo:line-height="150%" fo:text-align="center" style:justify-single-word="false"/>
      <style:text-properties fo:font-size="20pt" style:text-underline-style="solid" style:text-underline-width="auto" style:text-underline-color="font-color" style:font-size-asian="20pt" style:font-size-complex="20pt"/>
    </style:style>
    <style:style style:name="P12" style:family="paragraph" style:parent-style-name="Standard">
      <style:text-properties fo:color="#6666ff" fo:font-size="26pt" style:font-size-asian="26pt" style:font-size-complex="26pt"/>
    </style:style>
    <style:style style:name="P13" style:family="paragraph" style:parent-style-name="Standard">
      <style:text-properties fo:color="#000099" fo:font-size="16pt" style:font-size-asian="16pt" style:font-size-complex="16pt"/>
    </style:style>
    <style:style style:name="P14" style:family="paragraph" style:parent-style-name="Standard">
      <style:paragraph-properties fo:line-height="150%" fo:text-align="justify" style:justify-single-word="false"/>
      <style:text-properties fo:color="#000099" fo:font-size="16pt" style:font-size-asian="16pt" style:font-size-complex="16pt"/>
    </style:style>
    <style:style style:name="P15" style:family="paragraph" style:parent-style-name="Standard">
      <style:paragraph-properties fo:line-height="150%" fo:text-align="justify" style:justify-single-word="false"/>
      <style:text-properties fo:color="#000099" fo:font-size="12pt" style:font-size-asian="12pt" style:font-size-complex="12pt"/>
    </style:style>
    <style:style style:name="P16" style:family="paragraph" style:parent-style-name="Standard">
      <style:text-properties fo:color="#000099" fo:font-size="18pt" style:font-size-asian="18pt" style:font-size-complex="18pt"/>
    </style:style>
    <style:style style:name="P17" style:family="paragraph" style:parent-style-name="Standard">
      <style:paragraph-properties fo:text-align="center" style:justify-single-word="false"/>
      <style:text-properties fo:color="#000080" fo:font-size="18pt" style:font-size-asian="18pt" style:font-size-complex="18pt"/>
    </style:style>
    <style:style style:name="P18" style:family="paragraph" style:parent-style-name="Standard">
      <style:paragraph-properties fo:line-height="150%" fo:text-align="center" style:justify-single-word="false"/>
      <style:text-properties fo:color="#000080" fo:font-size="18pt" style:font-size-asian="18pt" style:font-size-complex="18pt"/>
    </style:style>
    <style:style style:name="P19" style:family="paragraph" style:parent-style-name="Standard">
      <style:paragraph-properties fo:text-align="center" style:justify-single-word="false"/>
      <style:text-properties fo:color="#000080" fo:font-size="16pt" style:font-size-asian="16pt" style:font-size-complex="16pt"/>
    </style:style>
    <style:style style:name="P20" style:family="paragraph" style:parent-style-name="Standard">
      <style:paragraph-properties fo:line-height="150%" fo:text-align="justify" style:justify-single-word="false" style:text-autospace="none"/>
      <style:text-properties fo:color="#000080" style:font-name="Consolas" fo:font-size="16pt" fo:font-style="normal" style:font-name-asian="Consolas" style:font-size-asian="16pt" style:font-style-asian="normal" style:font-name-complex="Consolas" style:font-size-complex="16pt" style:font-style-complex="normal"/>
    </style:style>
    <style:style style:name="P21" style:family="paragraph" style:parent-style-name="Standard">
      <style:paragraph-properties fo:text-align="center" style:justify-single-word="false"/>
      <style:text-properties fo:color="#000000" fo:font-size="18pt" style:font-size-asian="18pt" style:font-size-complex="18pt"/>
    </style:style>
    <style:style style:name="P22" style:family="paragraph" style:parent-style-name="Standard">
      <style:paragraph-properties fo:line-height="150%" fo:text-align="justify" style:justify-single-word="false"/>
      <style:text-properties fo:color="#000000" fo:font-size="12pt" fo:font-style="normal" style:font-size-asian="12pt" style:font-style-asian="normal" style:font-size-complex="12pt" style:font-style-complex="normal"/>
    </style:style>
    <style:style style:name="P23" style:family="paragraph" style:parent-style-name="Standard">
      <style:paragraph-properties fo:line-height="150%" fo:text-align="justify" style:justify-single-word="false" style:text-autospace="none"/>
      <style:text-properties fo:color="#000000" fo:font-size="12pt" fo:font-style="normal" style:font-size-asian="12pt" style:font-style-asian="normal" style:font-size-complex="12pt" style:font-style-complex="normal"/>
    </style:style>
    <style:style style:name="P24" style:family="paragraph" style:parent-style-name="Standard">
      <style:paragraph-properties fo:line-height="150%" fo:text-align="center" style:justify-single-word="false" style:text-autospace="none"/>
      <style:text-properties fo:color="#000000" fo:font-size="12pt" fo:font-style="normal" style:font-size-asian="12pt" style:font-style-asian="normal" style:font-size-complex="12pt" style:font-style-complex="normal"/>
    </style:style>
    <style:style style:name="P25" style:family="paragraph" style:parent-style-name="Standard">
      <style:paragraph-properties fo:line-height="150%" fo:text-align="justify" style:justify-single-word="false"/>
      <style:text-properties fo:color="#000000" fo:font-size="12pt" style:font-size-asian="12pt" style:font-size-complex="12pt"/>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fo:line-height="150%" fo:text-align="justify" style:justify-single-word="false" style:text-autospace="none"/>
      <style:text-properties fo:color="#000000" style:font-name="Consolas" fo:font-size="9.5pt" style:font-name-asian="Consolas" style:font-size-asian="9.5pt" style:font-name-complex="Consolas" style:font-size-complex="9.5pt"/>
    </style:style>
    <style:style style:name="P28" style:family="paragraph" style:parent-style-name="Standard">
      <style:paragraph-properties fo:text-align="justify" style:justify-single-word="false"/>
      <style:text-properties fo:color="#000000" style:font-name="Consolas" fo:font-size="9.5pt" style:font-name-asian="Consolas" style:font-size-asian="9.5pt" style:font-name-complex="Consolas" style:font-size-complex="9.5pt"/>
    </style:style>
    <style:style style:name="P29" style:family="paragraph" style:parent-style-name="Standard">
      <style:paragraph-properties fo:text-align="center" style:justify-single-word="false" style:text-autospace="none"/>
      <style:text-properties fo:color="#000000" style:font-name="Consolas" fo:font-size="9.5pt" style:font-name-asian="Consolas" style:font-size-asian="9.5pt" style:font-name-complex="Consolas" style:font-size-complex="9.5pt"/>
    </style:style>
    <style:style style:name="P30" style:family="paragraph" style:parent-style-name="Standard">
      <style:paragraph-properties fo:line-height="150%"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31" style:family="paragraph" style:parent-style-name="Standard">
      <style:paragraph-properties fo:text-align="center"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32" style:family="paragraph" style:parent-style-name="Standard">
      <style:paragraph-properties fo:text-align="justify"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33" style:family="paragraph" style:parent-style-name="Standard">
      <style:paragraph-properties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34" style:family="paragraph" style:parent-style-name="Standard">
      <style:paragraph-properties fo:line-height="150%" fo:text-align="justify" style:justify-single-word="false" style:text-autospace="none"/>
      <style:text-properties fo:color="#000000" style:font-name="Consolas" fo:font-size="12pt" style:font-name-asian="Consolas" style:font-size-asian="12pt" style:font-name-complex="Consolas" style:font-size-complex="12pt"/>
    </style:style>
    <style:style style:name="P35" style:family="paragraph" style:parent-style-name="Standard">
      <style:paragraph-properties fo:line-height="150%" fo:text-align="center" style:justify-single-word="false" style:text-autospace="none"/>
      <style:text-properties fo:color="#000000" fo:font-size="9.5pt" style:font-size-asian="9.5pt" style:font-size-complex="9.5pt"/>
    </style:style>
    <style:style style:name="P36" style:family="paragraph" style:parent-style-name="Standard">
      <style:paragraph-properties fo:line-height="150%" fo:text-align="center" style:justify-single-word="false"/>
      <style:text-properties fo:color="#000000" style:font-name="Consolas1" fo:font-size="10pt" fo:font-style="italic" style:font-size-asian="10pt" style:font-style-asian="italic" style:font-size-complex="10pt" style:font-style-complex="italic"/>
    </style:style>
    <style:style style:name="P37" style:family="paragraph" style:parent-style-name="Standard">
      <style:paragraph-properties fo:line-height="150%" fo:text-align="justify" style:justify-single-word="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38" style:family="paragraph" style:parent-style-name="Standard">
      <style:paragraph-properties fo:text-align="justify" style:justify-single-word="fals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39" style:family="paragraph" style:parent-style-name="Standard">
      <style:paragraph-properties fo:line-height="150%"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40" style:family="paragraph" style:parent-style-name="Standard">
      <style:text-properties fo:font-size="24pt" style:font-size-asian="24pt" style:font-size-complex="24pt"/>
    </style:style>
    <style:style style:name="P41" style:family="paragraph" style:parent-style-name="Standard">
      <style:paragraph-properties fo:line-height="150%"/>
      <style:text-properties fo:font-size="12pt" style:font-size-asian="12pt" style:font-size-complex="12pt"/>
    </style:style>
    <style:style style:name="P42" style:family="paragraph" style:parent-style-name="Standard">
      <style:paragraph-properties fo:line-height="150%" fo:text-align="justify" style:justify-single-word="false"/>
      <style:text-properties fo:font-size="12pt" style:font-size-asian="12pt" style:font-size-complex="12pt"/>
    </style:style>
    <style:style style:name="P43" style:family="paragraph" style:parent-style-name="Standard">
      <style:paragraph-properties fo:line-height="150%"/>
    </style:style>
    <style:style style:name="P44" style:family="paragraph" style:parent-style-name="Standard">
      <style:paragraph-properties fo:line-height="150%" fo:text-align="justify" style:justify-single-word="false"/>
    </style:style>
    <style:style style:name="P45" style:family="paragraph" style:parent-style-name="Standard">
      <style:paragraph-properties fo:line-height="150%" fo:text-align="justify" style:justify-single-word="false" style:text-autospace="none"/>
    </style:style>
    <style:style style:name="P46" style:family="paragraph" style:parent-style-name="Standard">
      <style:paragraph-properties fo:line-height="150%" fo:text-align="center" style:justify-single-word="false" style:text-autospace="none"/>
    </style:style>
    <style:style style:name="P47" style:family="paragraph" style:parent-style-name="Standard">
      <style:paragraph-properties fo:line-height="150%" fo:text-align="start" style:justify-single-word="false" style:text-autospace="none"/>
    </style:style>
    <style:style style:name="P48" style:family="paragraph" style:parent-style-name="Standard">
      <style:paragraph-properties fo:line-height="150%"/>
      <style:text-properties fo:font-size="16pt" style:font-size-asian="16pt" style:font-size-complex="16pt"/>
    </style:style>
    <style:style style:name="P49" style:family="paragraph" style:parent-style-name="Standard">
      <style:paragraph-properties fo:line-height="150%" fo:text-align="justify" style:justify-single-word="false"/>
      <style:text-properties fo:font-size="16pt" style:font-size-asian="16pt" style:font-size-complex="16pt"/>
    </style:style>
    <style:style style:name="P50" style:family="paragraph" style:parent-style-name="Standard">
      <style:paragraph-properties fo:line-height="150%" fo:text-align="center" style:justify-single-word="false"/>
      <style:text-properties fo:color="#314004" fo:font-size="12pt" fo:font-style="italic" style:font-size-asian="12pt" style:font-style-asian="italic" style:font-size-complex="12pt" style:font-style-complex="italic"/>
    </style:style>
    <style:style style:name="P51" style:family="paragraph" style:parent-style-name="Standard">
      <style:paragraph-properties fo:line-height="150%" fo:text-align="center" style:justify-single-word="false" style:text-autospace="none"/>
      <style:text-properties fo:color="#314004" style:font-name="Consolas1" fo:font-size="10.5pt" fo:font-style="italic" style:font-name-asian="Consolas" style:font-size-asian="10.5pt" style:font-style-asian="italic" style:font-name-complex="Consolas" style:font-size-complex="10.5pt" style:font-style-complex="italic"/>
    </style:style>
    <style:style style:name="P52" style:family="paragraph" style:parent-style-name="Standard">
      <style:paragraph-properties fo:line-height="150%" fo:text-align="center" style:justify-single-word="false" style:text-autospace="none"/>
      <style:text-properties fo:color="#314004" style:font-name="Consolas1" fo:font-size="10.5pt" fo:font-style="italic" style:font-size-asian="10.5pt" style:font-style-asian="italic" style:font-size-complex="10.5pt" style:font-style-complex="italic"/>
    </style:style>
    <style:style style:name="P53" style:family="paragraph" style:parent-style-name="Standard">
      <style:paragraph-properties style:text-autospace="none"/>
    </style:style>
    <style:style style:name="P54"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text-autospace="none"/>
    </style:style>
    <style:style style:name="P57" style:family="paragraph" style:parent-style-name="Standard">
      <style:paragraph-properties style:text-autospace="none"/>
      <style:text-properties fo:color="#a31515" style:font-name="Consolas" fo:font-size="9.5pt" style:font-name-asian="Consolas" style:font-size-asian="9.5pt" style:font-name-complex="Consolas" style:font-size-complex="9.5pt"/>
    </style:style>
    <style:style style:name="P58" style:family="paragraph" style:parent-style-name="Standard">
      <style:paragraph-properties fo:text-align="center" style:justify-single-word="false" style:text-autospace="none"/>
    </style:style>
    <style:style style:name="P59" style:family="paragraph" style:parent-style-name="Standard">
      <style:paragraph-properties fo:text-align="start" style:justify-single-word="false" style:text-autospace="none"/>
    </style:style>
    <style:style style:name="P60" style:family="paragraph" style:parent-style-name="Standard">
      <style:paragraph-properties fo:line-height="150%" fo:text-align="justify" style:justify-single-word="false" style:border-line-width-bottom="0.002cm 0.035cm 0.002cm" fo:padding="0.074cm" fo:border-left="none" fo:border-right="none" fo:border-top="none" fo:border-bottom="0.039cm double #000000" style:join-border="false"/>
      <style:text-properties fo:color="#000000" fo:font-size="12pt" fo:font-style="normal" style:font-size-asian="12pt" style:font-style-asian="normal" style:font-size-complex="12pt" style:font-style-complex="normal"/>
    </style:style>
    <style:style style:name="P61" style:family="paragraph" style:parent-style-name="Standard" style:list-style-name="L1">
      <style:paragraph-properties fo:line-height="150%"/>
      <style:text-properties fo:font-size="16pt" style:font-size-asian="16pt" style:font-size-complex="16pt"/>
    </style:style>
    <style:style style:name="P62" style:family="paragraph" style:parent-style-name="Standard" style:list-style-name="L2">
      <style:paragraph-properties fo:line-height="150%"/>
      <style:text-properties fo:font-size="16pt" style:font-size-asian="16pt" style:font-size-complex="16pt"/>
    </style:style>
    <style:style style:name="P63" style:family="paragraph" style:parent-style-name="Standard" style:list-style-name="L3">
      <style:paragraph-properties fo:line-height="150%"/>
      <style:text-properties fo:font-size="16pt" style:font-size-asian="16pt" style:font-size-complex="16pt"/>
    </style:style>
    <style:style style:name="P64" style:family="paragraph" style:parent-style-name="Standard" style:list-style-name="L4">
      <style:paragraph-properties fo:text-align="start" style:justify-single-word="false"/>
      <style:text-properties fo:color="#000099" fo:font-size="16pt" style:font-size-asian="16pt" style:font-size-complex="16pt"/>
    </style:style>
    <style:style style:name="P65" style:family="paragraph" style:parent-style-name="Standard" style:list-style-name="L4">
      <style:text-properties fo:color="#000099" fo:font-size="20pt" style:font-size-asian="20pt" style:font-size-complex="20pt"/>
    </style:style>
    <style:style style:name="P6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7" style:family="paragraph" style:parent-style-name="Standard" style:list-style-name="L5">
      <style:paragraph-properties fo:line-height="150%" fo:text-align="justify" style:justify-single-word="false"/>
      <style:text-properties fo:color="#000000" fo:font-size="12pt" style:font-size-asian="12pt" style:font-size-complex="12pt"/>
    </style:style>
    <style:style style:name="P68" style:family="paragraph" style:parent-style-name="Standard">
      <style:paragraph-properties style:text-autospace="none"/>
    </style:style>
    <style:style style:name="P69" style:family="paragraph" style:parent-style-name="Standard">
      <style:paragraph-properties fo:line-height="150%" fo:text-align="justify" style:justify-single-word="false" style:text-autospace="none"/>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color="#000000"/>
    </style:style>
    <style:style style:name="T4" style:family="text">
      <style:text-properties fo:color="#000000" fo:font-size="12pt" style:text-underline-style="none" style:font-size-asian="12pt" style:font-size-complex="12pt"/>
    </style:style>
    <style:style style:name="T5" style:family="text">
      <style:text-properties fo:color="#000000" fo:font-size="12pt" fo:font-style="normal" style:font-size-asian="12pt" style:font-style-asian="normal" style:font-size-complex="12pt" style:font-style-complex="normal"/>
    </style:style>
    <style:style style:name="T6"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12pt" fo:font-style="normal" style:font-name-asian="Consolas" style:font-size-asian="12pt" style:font-style-asian="normal" style:font-name-complex="Consolas" style:font-size-complex="12pt" style:font-style-complex="normal"/>
    </style:style>
    <style:style style:name="T9"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10"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1" style:family="text">
      <style:text-properties fo:color="#000000" style:font-name="Times New Roman" fo:font-size="12pt" fo:font-style="normal" style:font-size-asian="12pt" style:font-style-asian="normal" style:font-size-complex="12pt" style:font-style-complex="normal"/>
    </style:style>
    <style:style style:name="T12" style:family="text">
      <style:text-properties fo:color="#000000" fo:font-style="normal" style:font-name-asian="Consolas" style:font-style-asian="normal" style:font-name-complex="Consolas" style:font-style-complex="normal"/>
    </style:style>
    <style:style style:name="T13" style:family="text">
      <style:text-properties fo:color="#000000" style:font-name-asian="Consolas" style:font-name-complex="Consolas"/>
    </style:style>
    <style:style style:name="T14"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5" style:family="text">
      <style:text-properties fo:color="#314004"/>
    </style:style>
    <style:style style:name="T16" style:family="text">
      <style:text-properties fo:color="#314004" style:font-name="Consolas" fo:font-style="italic" style:font-name-asian="Consolas" style:font-style-asian="italic" style:font-name-complex="Consolas" style:font-style-complex="italic"/>
    </style:style>
    <style:style style:name="T17" style:family="text">
      <style:text-properties fo:color="#314004" style:font-name="Consolas" fo:font-size="12pt" fo:font-style="italic" style:font-name-asian="Consolas" style:font-size-asian="12pt" style:font-style-asian="italic" style:font-name-complex="Consolas" style:font-size-complex="12pt" style:font-style-complex="italic"/>
    </style:style>
    <style:style style:name="T18" style:family="text">
      <style:text-properties fo:color="#314004" fo:font-size="12pt" fo:font-style="italic" style:font-size-asian="12pt" style:font-style-asian="italic" style:font-size-complex="12pt" style:font-style-complex="italic"/>
    </style:style>
    <style:style style:name="T19" style:family="text">
      <style:text-properties fo:color="#314004" fo:font-style="italic" style:font-style-asian="italic" style:font-style-complex="italic"/>
    </style:style>
    <style:style style:name="T20" style:family="text">
      <style:text-properties fo:color="#314004" fo:font-size="10.5pt" style:font-name-asian="Consolas" style:font-size-asian="10.5pt" style:font-name-complex="Consolas" style:font-size-complex="10.5pt"/>
    </style:style>
    <style:style style:name="T21" style:family="text">
      <style:text-properties fo:color="#314004" style:font-name="Times New Roman" fo:font-size="12pt" fo:font-style="italic" style:font-name-asian="Consolas" style:font-size-asian="12pt" style:font-style-asian="italic" style:font-name-complex="Consolas" style:font-size-complex="12pt" style:font-style-complex="italic"/>
    </style:style>
    <style:style style:name="T22" style:family="text">
      <style:text-properties fo:font-size="12pt" style:font-size-asian="12pt" style:font-size-complex="12pt"/>
    </style:style>
    <style:style style:name="T23"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24" style:family="text">
      <style:text-properties fo:color="#a31515" style:font-name="Consolas" fo:font-size="9.5pt" style:font-name-asian="Consolas" style:font-size-asian="9.5pt" style:font-name-complex="Consolas" style:font-size-complex="9.5pt"/>
    </style:style>
    <style:style style:name="T25" style:family="text">
      <style:text-properties fo:color="#a31515" style:font-name="Consolas" fo:font-size="9pt" fo:font-style="normal" style:font-name-asian="Consolas" style:font-size-asian="9pt" style:font-style-asian="normal" style:font-name-complex="Consolas" style:font-size-complex="9pt" style:font-style-complex="normal"/>
    </style:style>
    <style:style style:name="T26" style:family="text">
      <style:text-properties style:font-name="monospace"/>
    </style:style>
    <style:style style:name="T27" style:family="text">
      <style:text-properties style:font-name="monospace" fo:font-size="12.75pt"/>
    </style:style>
    <style:style style:name="T28" style:family="text">
      <style:text-properties style:font-name="Consolas" fo:font-size="9.5pt" style:font-name-asian="Consolas" style:font-size-asian="9.5pt" style:font-name-complex="Consolas" style:font-size-complex="9.5pt"/>
    </style:style>
    <style:style style:name="T29"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30" style:family="text">
      <style:text-properties style:font-name="Consolas" style:font-name-asian="Consolas" style:font-name-complex="Consolas"/>
    </style:style>
    <style:style style:name="T31" style:family="text">
      <style:text-properties fo:font-style="normal" style:font-style-asian="normal" style:font-style-complex="normal"/>
    </style:style>
    <style:style style:name="T32" style:family="text">
      <style:text-properties fo:color="#0000ff"/>
    </style:style>
    <style:style style:name="T33" style:family="text">
      <style:text-properties fo:color="#0000ff" style:font-name="Consolas" fo:font-size="9.5pt" style:font-name-asian="Consolas" style:font-size-asian="9.5pt" style:font-name-complex="Consolas" style:font-size-complex="9.5pt"/>
    </style:style>
    <style:style style:name="T34"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5" style:family="text">
      <style:text-properties fo:color="#0000ff" style:font-name="Consolas" fo:font-size="9pt" fo:font-style="normal" style:font-name-asian="Consolas" style:font-size-asian="9pt" style:font-style-asian="normal" style:font-name-complex="Consolas" style:font-size-complex="9pt" style:font-style-complex="normal"/>
    </style:style>
    <style:style style:name="T36" style:family="text">
      <style:text-properties fo:color="#0000ff" style:font-name="Consolas" style:font-name-asian="Consolas" style:font-name-complex="Consolas"/>
    </style:style>
    <style:style style:name="T37" style:family="text">
      <style:text-properties fo:color="#0000ff" fo:font-size="9.5pt" style:font-size-asian="9.5pt" style:font-size-complex="9.5pt"/>
    </style:style>
    <style:style style:name="T38" style:family="text">
      <style:text-properties fo:color="#0000ff" style:font-name-asian="Consolas" style:font-name-complex="Consolas"/>
    </style:style>
    <style:style style:name="T39" style:family="text">
      <style:text-properties fo:color="#0000ff" fo:font-style="normal" style:font-name-asian="Consolas" style:font-style-asian="normal" style:font-name-complex="Consolas" style:font-style-complex="normal"/>
    </style:style>
    <style:style style:name="T40" style:family="text">
      <style:text-properties fo:font-size="9.5pt" style:font-size-asian="9.5pt" style:font-size-complex="9.5pt"/>
    </style:style>
    <style:style style:name="T41" style:family="text">
      <style:text-properties style:font-name-asian="Consolas" style:font-name-complex="Consolas"/>
    </style:style>
    <style:style style:name="T42" style:family="text">
      <style:text-properties fo:font-size="10.5pt" style:font-name-asian="Consolas" style:font-size-asian="10.5pt" style:font-name-complex="Consolas" style:font-size-complex="10.5pt"/>
    </style:style>
    <style:style style:name="T43" style:family="text">
      <style:text-properties fo:color="#2b91af" style:font-name="Consolas" fo:font-size="9.5pt" style:font-name-asian="Consolas" style:font-size-asian="9.5pt" style:font-name-complex="Consolas" style:font-size-complex="9.5pt"/>
    </style:style>
    <style:style style:name="T44" style:family="text">
      <style:text-properties fo:color="#2b91af" fo:font-style="normal" style:font-name-asian="Consolas" style:font-style-asian="normal" style:font-name-complex="Consolas" style:font-style-complex="normal"/>
    </style:style>
    <style:style style:name="T45" style:family="text">
      <style:text-properties style:font-name="Times New Roman"/>
    </style:style>
    <style:style style:name="T46" style:family="text">
      <style:text-properties style:font-name="Times New Roman" fo:font-style="normal" style:font-name-asian="Consolas" style:font-style-asian="normal" style:font-name-complex="Consolas" style:font-style-complex="normal"/>
    </style:style>
    <style:style style:name="T47" style:family="text">
      <style:text-properties fo:color="#008000" style:font-name="Consolas" fo:font-size="9.5pt" style:font-name-asian="Consolas" style:font-size-asian="9.5pt" style:font-name-complex="Consolas" style:font-size-complex="9.5pt"/>
    </style:style>
    <style:style style:name="T48" style:family="text">
      <style:text-properties fo:color="#000080" style:font-name="Consolas" fo:font-size="16pt" fo:font-style="normal" style:font-name-asian="Consolas" style:font-size-asian="16pt" style:font-style-asian="normal" style:font-name-complex="Consolas" style:font-size-complex="16pt" style:font-style-complex="normal"/>
    </style:style>
    <style:style style:name="T49" style:family="text">
      <style:text-properties fo:color="#80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ydział Matematyki i Informatyki</text:p>
      <text:p text:style-name="P41">Uniwersytetu Łódzkiego</text:p>
      <text:p text:style-name="P41">Łódź, czerwiec 2019 roku</text:p>
      <text:p text:style-name="P7"/>
      <text:p text:style-name="P7"/>
      <text:p text:style-name="P12"/>
      <text:p text:style-name="P21">Gra zręcznościowa - żabka</text:p>
      <text:p text:style-name="P7"/>
      <text:p text:style-name="P7"/>
      <text:p text:style-name="P7"/>
      <text:p text:style-name="P40">autor: </text:p>
      <text:p text:style-name="P40">promotor: </text:p>
      <text:p text:style-name="P40">numer indexu: </text:p>
      <text:p text:style-name="P40">rok studiów: trzeci</text:p>
      <text:p text:style-name="P40">kierunek: informatyka</text:p>
      <text:p text:style-name="P40">specjalność: sieci komputerowe</text:p>
      <text:p text:style-name="P40">język programowania: Visual Studio 2017: C#</text:p>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3"/>
      <text:p text:style-name="P11">Spis treści</text:p>
      <text:p text:style-name="P10"/>
      <text:p text:style-name="P5">1. Wstęp ... 3</text:p>
      <text:list xml:id="list8803120073029960438" text:style-name="L1">
        <text:list-item>
          <text:list>
            <text:list-item>
              <text:p text:style-name="P61">Zapotrzebowania ... 3</text:p>
            </text:list-item>
            <text:list-item>
              <text:p text:style-name="P61">Wprowadzenie ... 4</text:p>
            </text:list-item>
            <text:list-item>
              <text:p text:style-name="P61">Pomysły ... 4</text:p>
            </text:list-item>
          </text:list>
        </text:list-item>
      </text:list>
      <text:p text:style-name="P4">2. Początki ... 5</text:p>
      <text:list xml:id="list7309801009657545064" text:style-name="L2">
        <text:list-item>
          <text:list>
            <text:list-item>
              <text:p text:style-name="P62">Opis środowiska ... 5</text:p>
            </text:list-item>
            <text:list-item>
              <text:p text:style-name="P62">Rozpoczęcie ... 6</text:p>
            </text:list-item>
          </text:list>
        </text:list-item>
      </text:list>
      <text:p text:style-name="P4">3. Rozbudowa ... 7</text:p>
      <text:p text:style-name="P48"><text:tab/>3.1<text:tab/> <text:s text:c="2"/>Wpisanie menu ... 7</text:p>
      <text:list xml:id="list6103848418686540174" text:style-name="L3">
        <text:list-item>
          <text:list>
            <text:list-item>
              <text:p text:style-name="P63">Malowanie po oknie ... 9</text:p>
            </text:list-item>
            <text:list-item>
              <text:p text:style-name="P63">Tworzenie narzędzia pomocy odnajdywania zapisek ... 13</text:p>
            </text:list-item>
            <text:list-item>
              <text:p text:style-name="P63">Znajdywanie otwartych okien ... 18</text:p>
            </text:list-item>
            <text:list-item>
              <text:p text:style-name="P63">Zapis widoku gry jako obraz ... 20</text:p>
            </text:list-item>
            <text:list-item>
              <text:p text:style-name="P63">Probranie czasu z serwera ... 21</text:p>
            </text:list-item>
            <text:list-item>
              <text:p text:style-name="P63">Zmiana czcionki, barwy oraz tła ... 21</text:p>
            </text:list-item>
            <text:list-item>
              <text:p text:style-name="P63">Sprawdzenie czy gra już jest otwarta ...</text:p>
            </text:list-item>
            <text:list-item>
              <text:p text:style-name="P63">Zaczęcie tworzenia pomocy dla gracza ...</text:p>
            </text:list-item>
          </text:list>
        </text:list-item>
      </text:list>
      <text:p text:style-name="P4">5. Odnośniki</text:p>
      <text:p text:style-name="P4">6. Podsumowanie</text:p>
      <text:p text:style-name="P9"/>
      <text:p text:style-name="P8"><text:soft-page-break/></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I rozdział, Wstęp</text:p>
      <text:p text:style-name="P17"/>
      <text:list xml:id="list6097600696043793252" text:style-name="L4">
        <text:list-item>
          <text:list>
            <text:list-item>
              <text:p text:style-name="P64">Zapotrzebowania</text:p>
              <text:p text:style-name="P65"/>
            </text:list-item>
          </text:list>
        </text:list-item>
      </text:list>
      <text:p text:style-name="P44"><text:span text:style-name="T1"><text:tab/></text:span><text:span text:style-name="T22">Celem pracy dyplomowej jest projekt oraz implementacja komputerowej gry zręcznościowej. Visual Studio 2017 wymaga wystarczająco późnej wersji systemu Microsoft Windows. Windows 8.1 Pro jest dogodnym systemem operacyjnym. Aby zainstalować system operacyjny należy posiadać płytę DVD, na jakiej jest aplikacja instalująca oprogramowanie. Studenci Uniwersytetu Łódzkiego mogą pożyczyć płytę z pracowni komputerowej na wydziale matematyki i informatyki. Pracownicy wypożyczą również płytę DVD, na jakiej jest oprogramowanie instalacyjne Visual Studio 2017. Niestety, na obie płyty trzeba mieć hasło aby je podać podczas instalacji. W razie braku możliwości wypożyczenia płyt z pracowni, każdy może pobrać oba oprogramowania bezpośrednio ze strony Microsoftu. Wtedy należy założyć sobie konto i wprowadzić hasło, wybrać wersję systemu operacyjnego do pobrania oraz wersję Visual Studio. Pobierania trwa bardzo długo i może zająć nawet cały dzień. Hasła jakie należy podać podczas instalacji przyjdą drogą elektroniczną na nasz adres email. W celu szczegółowego opisu kroków przedstawiam adres strony: </text:span><text:a xlink:type="simple" xlink:href="http://www.microsoft.com/" text:style-name="Internet_20_link" text:visited-style-name="Visited_20_Internet_20_Link"><text:span text:style-name="T22">www.microsoft.com</text:span></text:a><text:span text:style-name="T22"> gdzie w prawym górnym rogu znajduje się napis "Zaloguj się". Naciskamy na niego bo jest on przyciskiem. Przekierowuje nas ona na stronę: "login.live.com/login.srf". Wyśrodkowane okienko czyta "Zaloguj", po czym widnieje pole na wpisanie naszego loginu. Póki go nie mamy, czytamy dalej: "Nie masz konta? Utwórz je!". Napis "Utwórz je!" jest przyciskiem oznaczonym barwą niebieską. Po naciśnięciu wyświetla nam się napis: "Tworzenie konta".Wpisujemu swój adres email. Na ten adres przyjdą nam oba hasła. </text:span><text:soft-page-break/><text:span text:style-name="T22">Kolejnie czytamy: "Wprowadź hasło, którego chcesz używać z kontem". Należy pamiętać to hasło bo będzie ono wymagane podczas każdego logowania na tej stronie internetowej. Naciskamy przycisk dalej, po czym wprowadzamy swoje imie i nazwisko. W następnym okienku podajemy </text:span><text:span text:style-name="T22">swoją datę urodzenia oraz kraj zamieszkania, po czym jesteśmy pytani o potwierdzenie adresu email. Potwierdzenie poprawności wymaga wejścia na swoją skrzynkę pocztową oraz pobrania kodu z wiadomości email. Będzie jeszcze wymagane potwierdzenie, że to prawdziwa osoba tworzy rachunek a nie robot. Więc chcą dalej, by przepisać litery z obrazka w pole tekstowe. Póżniej w </text:span><text:span text:style-name="T22">polu wyszukiwania można łatwo znaleźć porządaną wersję systemu lub skorzystać z menu, gdzie </text:span><text:span text:style-name="T22">będzie wyodrębnione środowisko Visual Studio. Będzie przycisk pobierania lub rozpocznie się </text:span><text:span text:style-name="T22">automatycznie z prośbą o zatwierdzenie pobierania. Podczas samej instalacji należy naciskać </text:span><text:span text:style-name="T22">przycisk dalej aż ukończą się wszystkie zapytania.</text:span></text:p>
      <text:p text:style-name="P15"/>
      <text:p text:style-name="P13">1.2 Wprowadzenie</text:p>
      <text:p text:style-name="P13"/>
      <text:p text:style-name="P49"><text:tab/><text:span text:style-name="T22">Celem wprowadzenia nie trzeba omawiać samego operacyjnego systemu lecz skupić się na samym środowisku Visual Studio 2017. Uruchomienie Visual Studio polega na wyborze ikony tego oprogramowania z menu start pod zdjęciem flagi Windowsa z dolnego paska menu. Aplikacja będzie działała tylko ograniczoną ilość dni, będąc wersją testową. Po otwarciu widzimy, że u góry jest menu z osobnymi rozdziałami: "Plik", "Edycja", "Widok", "Projekt", "Debugowanie", "Zespół", "Narzędzia", "Test", "Analiza", "Okno", "Pomoc". Podmenu "Pomoc" nie będzie nam potrzebne do niczego. Podmenu "Okno" zawiera ułożenia okien, co również nie będzie potrzebne. Wogóle od podmenu "Projekt" aż do końca nic się zbytnio nie przyda. By rozpocząć programowanie wciskamy "Plik-&gt; Nowy-&gt; Projekt" i z lewej strony wybieramy "Visual C++", z podlisty wybieramy "Aplikacja klasyczna systemu Windows", i dalej "Aplikacja Window forms (.NET Framework)". W polu tekstowym zatytułowanym "Nazwa:" wpisujemy "gra". Wybieramy położenie plików przyciskiem "Przeglądaj..." tuż obok tytułu "Lokalizacja...". Możemy umieścić projekt na pulpicie.</text:span></text:p>
      <text:p text:style-name="P16"/>
      <text:p text:style-name="P13">1.3 Pomysły</text:p>
      <text:p text:style-name="P2"/>
      <text:p text:style-name="P44"><text:span text:style-name="T2"><text:tab/></text:span><text:span text:style-name="T22">Skoro już potrafimy rozpocząć pracę w Visual Studio, możemy przystąpić do zbierania pomysłów na grę. Warto się zastanowić nad innymi grami na rynku, jakie są zręcznościowe oraz dwuwymiarowe. Tetrix to gra jednocześnie zręcznościowa i logiczna. Polega ona na układaniu cegiełek o różnych kształtach i spadających w dół. Należy z nich ułożyć nieprzerwany ciąg w jednym wierszu by wiersz zniknął. Jezeli się go nie ułoży, wtedy cegiełki budują się o kolejne wiersze w górę, zapychając całą planszę. Kiedy cała plansza się zapełni, wtedy wynika koniec gry. </text:span><text:soft-page-break/><text:span text:style-name="T22">Ilość punktów zależy od ilości wierszy jakie znikły podczas </text:span><text:span text:style-name="T4">ustawiania cegiełk. </text:span><text:span text:style-name="T22">Te cegiełki to inaczej klocki o róznych kształtach ale podstawowa część klocka jest zawsze tego samego rozmiaru. Połączenie cegiełek daje klocki. Klocek może być kwadratowy albo podłużny o złożeniu </text:span><text:span text:style-name="T22">z dwóch innych kwadratowych. Części kolcka mogą być złożone poziomo lub pionowo i składać się z dwóch, trzech, czterech lub pięciu części. Takie klocki mają czasami wypusty na górę o pojedynczym klocku na środku lub końcu bloku. Jest to gra zręcznościowa bo trzeba zdążyć ułożyć klocek zanim spadnie na inne. W najkrótszym czasie trzeba obracać kolecek o 90 stopni naciśkając </text:span><text:span text:style-name="T22">przycisk na urządzeniu. Naszą grę mógłoby wzbogacić podobne ułożenie platform by składały się z </text:span><text:span text:style-name="T22">mniejszych elementów. Coś mogłoby spadać w dół podobnie jak w grze Tetrix lub sam bohater </text:span><text:span text:style-name="T22">naszej gry mógłby spadać w dół pod wpływem grawitacji. Następną rzeczą przychodzącą na myśl </text:span><text:span text:style-name="T22">byłaby gra, w jakiej kulka spada w dół i trafia na jeden z dwóch widelczyków po obu stronach. Gracz porusza widłami naciskając klawisz tak aby odbić kulkę w górę. Bohater naszej gry mógłby podskakiwać w górę po naciśnięciu przycisku strzałki. Mógłby równie dobrze zbierać jakieś rzeczy tak jak w grze Vivi zbiera się owoce i inne rzeczy. Punkty byłyby naliczane za zebranie dobrej </text:span><text:span text:style-name="T22">rzeczy a koniec gry byłby po zebraniu rzeczy nieporządanej. Plansza mogłaby rozciągać się podłużnie poza ekran podobnie jak w grach Wikingowie lub w Lemingach. Jednak mimo wszystko nasz projekt będzie najbardziej podobny grom Frog oraz Mario. W pierwszej żaba skacze po planszy zbierając rzeczy a w drugiej hydraulik Mario również zbiera rzeczy. Atutem naszej gry niewątpliwie byłaby szeroka gama ustawień i nastrojeń. Na każdej planszy zamierzamy wprowadzić możliwość opisu gry przez użytkownika dla innych graczy. Gracz mógłby po pewnym czasie przeczytać co zapisał poprzednio. Będzie również bogate menu w górnym pasku narzędziowym.</text:span></text:p>
      <text:p text:style-name="P3"/>
      <text:p text:style-name="P17">II rozdział, Początki</text:p>
      <text:p text:style-name="P19"/>
      <text:p text:style-name="P13">2.1 Opis środowiska</text:p>
      <text:p text:style-name="P49"><text:tab/></text:p>
      <text:p text:style-name="P2"><text:span text:style-name="T1"><text:tab/></text:span><text:span text:style-name="T22">W podrozdziale "wprowadzenie" zostało omówione jak rozpocząć pracę z Visual Studio. Teraz zaczynamy tworzenie gry. Widzimy wielkie okno zatytułowane Form1. W nim będziemy umieszczali pojedyncze elementy jakie gracz będzie mógł widzieć i na nich operować. Po lewej stronie widnieje przybornik w rozwijanym menu obróconym o kąt dziewiędziesięciu stopni. Z niego będziemy wybierali komponenty jakie będziemy umieszczali na naszym okienku. Po naciśnięciu na przybornik rozwijają się nam kolejne podwybory: "wszystkie kontrolki Windows Forms", "typowe kontrolki", "kontenery", "menu i paski narzędzi", "dane", "składniki", "drukowanie", "okna dialogowe", "współdziałanie platformy WPF", "ogólne". Z pierwszego z nich </text:span><text:soft-page-break/><text:span text:style-name="T22">mamy dalej: "wskaźnik", "BackgroundWorker", "BindingNavigator", "BindingSource", "Button", "CheckBox", "CheckedListBox", "ColorDialog", "ComboBox", "ContextMenuStrip", "DataGridView", "DataSet", "DateTimePicker", "DirectoryEntry", "DirectorySearcher", </text:span><text:span text:style-name="T22">"DomainUpDown", "ErrorProvider", "EventLog", "FileSystemWatcher", "FlowLayoutPanel", "FolderBrowserDialog", "FontDialog", "GroupBox", "HelpProvider", "HscrollBar", "ImageList", "Label", "LinkLabel","ListBox", "ListView","MaskedTextBox", "MenuStrip","MessageQueue", "MonthCalendar", "NotifyIcon", "NumericUpDown", "OpenFileDialog", "PageSetupDialog", </text:span><text:span text:style-name="T22">"Panel", "PerformanceCounter", "PictureBox", "PrintDialog", "PrintDocument", </text:span><text:span text:style-name="T22">"PrintPreviewControl", "PrintPreviewDialog", "Process", "ProgressBar", "PropertyGrid", </text:span><text:span text:style-name="T22">"RadioButton", "RichTextBox", "SaveFileDialog", "SerialPort", "ServiceController", </text:span><text:span text:style-name="T22">"SplitContainer", "Splitter", "StatusStrip", "TabControl", "TableLayoutPanel", "TextBox", "Timer", "ToolStrip", "ToolStripContainer", "ToolTip", "TrackBar", "TreeView", "VscrollBar", "WebBrowser". Wśród wymienionych zajmiemy się nielicznymi ale są one złożeniem wszystkich innych podwyborów zgodnie z nazwą podwyboru: "wszystkie kontrolki". <text:tab/>Kolejną rzeczą wartą uwagi byłoby krótkie omówienie każdej kontrolki jaką przypuszczalnie moglibyśmy użyć w naszej grze. Button służy jako przycisk. Jesteśmy w stanie wychwycić naciśnięcie go jak również najechanie na niego myszą czy sporo innych zdarzeń. Każda z kontrolek operuje na podobnym zbiorze zdarzeń. CheckBox służy wyboru elementu lub jego pominięcia. Jest równoważne wartości prawdy lub fałszu dla danego zapytania. Są one niezależne od innych CheckBoxów. Logika RadioButtonu z kolei odpowiada logice CheckBoxów z tą różnicą, że RadioButton stosujemy gdy chcemy dokonać jednego wyboru z pośród kilku różnych wariantów. Umieszczamy je wtedy w innej kontrolce o nazwie GroupBox. Naciśnięcie jednego RadioButtonu powoduje wtedy dezaktywacje pozostałych. ColorDialog umożliwia nam wybór barwy. Jest to zwyczajny przybornik systemu Windows zupełnie taki sam w Paintcie. DateTimePicker również znamy z systemu Windows przy wyborze daty. FlowLayoutPanel zbiera nam elementy w jednym zbiorze i układa na ekranie jeden za drugim. Label to inaczej etykieta. Umożliwia nam przedstawienie jakiegoś napisu na ekranie. ListBox jest zwykłą kolejką napisów jaką można zwinąć i rozwinąć. MenuStrip pozwala nam dodać menu w aplikacji. NumericUpDown jest przydatne wtedy gdy chcemy wprowadzić liczbę oraz wygodnie ją zwiększać lub zmniejszać o podaną wartość. OpenFileDialog jest zwyczajnym oknem na zapytanie o wybór pliku, co jest tym samym co każde inne zapytanie w systemie. PictureBox wyświetla nam zdjęcia i obrazki. RichTextBox to wczytywanie klawiatury w wielu wierszach, przy czym zwykły TextBox oddaje pod dyspozycję jedynie jeden wiersz. SaveFileDialog to też zwyczajny wybór pliku na zapis danych. SplitContainer umożliwia podział okna na rozsuwane części. Będziemy w stanie wybrać wielkość każdej z podczęści. Splitter służy właśnie przesuwaniu rozmiaru podczęści. StatusStrip występuje zwykle u dołu okna, by </text:span><text:soft-page-break/><text:span text:style-name="T22">powiadamiać użytkowników o obecnych wydarzeniach. TableLayoutPanel działa na podobnej zasadzie jak inne podziały okna na części, z tym że nie mamy wbudowanej funkcji by przesuwać rozmiarów podczęści. Są one z góry ustalone. Jednak każdą z kolejnych podczęści jesteśmy w </text:span><text:span text:style-name="T22">stanie podzielić na mniejsze. Wstawienie Timeru w okno powoduje wystąpienie jakiegoś zdarzenia co określoną miarę czasu. TreeView to drzewiasty wypis wiadomości, z czego drzewiaste struktury jak pliku na dysku w teczkach czy strony w internecie stosują.</text:span></text:p>
      <text:p text:style-name="P42"><text:tab/>Powyżej przybornika mamy "Eksplorator serwera", co oddaje nam wiedzę o zasobach oraz stanie naszych baz danych.</text:p>
      <text:p text:style-name="P1"/>
      <text:p text:style-name="P13">2.2 Rozpoczęcie</text:p>
      <text:p text:style-name="P6"><text:tab/></text:p>
      <text:p text:style-name="P42"><text:tab/>Chcemy malować po oknie ale tak by zajmowało jedynie część przestrzeni. Powinien się zmieścić na dole pasek statusu a na górze menu wyboru. W tym celu wybieramy MenuStrip i przeciągamy na okno w górny lewy róg. To samo czynimy ze StatusStrip ale przeciągamy go w lewy dolny róg. Teraz mamy oba: menu i pasek statusu, po czym potrzebujemy rozdzielić pozostałą część okna na dwie części. Lewą na malowanie a prawą na przyciski i napisy z wiadomościami. Do tego celu przyda się z pewnością TableLayoutPanel. W tym celu upuszczamy go na środek okna. Po najechaniu na przerywaną pionową linie, dopasujemy rozmiar obu podokien. Z prawej strony mamy okno środowiska zatytułowane "Właściwości". W podtytule znajdujemy "Układ" a dalej "Dock". To oznacza w jaki obszar okna będzie panel przypięty. Trzeba wybrać środek. Wtedy wypełni całą przestrzeń. Ale to jeszcze nie wszystko bowiem mamy okno podzielone na cztery części a chcemy tylko dwie. Wtedy znajdujemy "Row Count" i zmieniamy z dwóch na jeden. Pamiętajmy by wybrać autosize na true by zmieniał rozmiar przy zmianie rozmiaru okna. Możemy wybrać kursor na "no". Wtedy wiemy, że w tym polu nic nie zrobimy. Skoro już zaglądamy we właściwości objektów to możemy również wejrzeć w StatusStrip. Po naciśnięciu na niego wyświetla nam się podokienko z właściwościami. W podrozdziale "właściwości-&gt;wygląd-&gt;backColor" wybieramy "ControlDark". Będzie się wyróżniać od pozostałej części okna. Widzimy w lewej stronie StatusStrip przycisk aby dołączyć na niego inne elementy. Wybieramy StatusLabel, dalej SplitButton a na koniec ProgressBar. We właściwościach ProgressBar wybieramy RightToLeft na True, RightToLeftLayout na True, maximum ustawiamy na 1000,step na 1, style na continuous. Wciskamy w oknie toolStripStatusLabel1. W jego właściwościach w polu text wpisujemy "Zaczynamy zabawę...". Na końcu napisu dobieramy tyle przerwy by reszta zakładek przesunęła się na prawą stronę. Wtedy będziemy mogli zmieniać napis z pewnością, że się wyświetli poprawnie, mieszcząć się w wydzielonej przestrzeni. Wciskamy na toolStripButton1 i we właściwościach znajdujemy "wygląd-&gt;image", po wciśnięciu czego otwiera nam się okno z zapytaniem o wybór zasobu. Przycisk <text:soft-page-break/>"importuj" służy temu. Przeglądamy pliki by znaleźć zdjęcie żaby z rozszerzeniem *.jpg, *.png, *.gif, lub *.bmp (patrz odnośnik 1). Zdjęcie jest na tyle dobre, że po zbliżeniu głowy w stronę ekranu można rozróżnić czerwone nogi od zielonego ciała. C# przekształca zdjęcie na rozmiar 16 na 16 pixeli. Zmieńmy również BackColor obiektu menuStrip1 na ControlDark. Wtedy będzie ta sama barwa u góry jak i u dołu - estetycznie dużo lepszy wygląd.</text:p>
      <text:p text:style-name="P42"/>
      <text:p text:style-name="P18">III rozdział, Rozbudowa</text:p>
      <text:p text:style-name="P42"/>
      <text:p text:style-name="P14">3.1 Wpisanie menu</text:p>
      <text:p text:style-name="P42"/>
      <text:p text:style-name="P42"><text:tab/>Naciskamy pasek menu na górze naszego okna. Wprowadzamy wartości: "Gra","Ustawienia","Pomoc". Potem wprowadzamy kolejne podwartości dla wartości "Gra": "Nowa","Zapisz","Wczytaj","Zakoncz". Dla wartości "Ustawienia" wprowadzamy podwartości: "Przemyślenia", "Barwy", "Inne" oraz dla "Pomoc" dodajemy podwartości "Wyświetl" i "O grze". Wciskamy u dołu toolStripSplitButton1, po czym pojawia nam się pole aby wpisać zawartość. Nadajemy dwóm polom wartości "Wstrzymaj" oraz "Odtwarzaj". Teraz chcemy dodać okno zawierające wiadomości o naszej grze. W tym celu wciskamy menu "Projekt-&gt;Dodaj formularz Windows Forms...". Z lewej strony wybieramy "Elementy Visual C#" a z prawej strony wybieramy "Okno informacji o programie" po czym wciskamy przycisk "Dodaj". Pojawia się nam nowe okienko o nazwie "AboutBox1.cs" i plik "AboutBox1.cs [Projekt]". Będą one niewyświetlone aż przydzielimy temu pamięć i nazwę w naszej aplikacji. Aby to zrobić, wciskamy dwa razy przycisk "pomoc-&gt;o grze", po czym środowisko Visual Studio przenosi nas w miejsce, gdzie jesteśmy w stanie wprowadzić kod jaki wykona się za każdym naciśnięciem tego przycisku. Owe miejsce powinno nazywać się <text:span text:style-name="T3">"</text:span><text:span text:style-name="T16">oGrzeToolStripMenuItem_Click</text:span><text:span text:style-name="T3">"</text:span> i tam wpisujemy:"<text:span text:style-name="T16">AboutBox1 aboutGame = new AboutBox1();</text:span>", co jedynie tworzy obiekt AboutBox1 o nazwie wyswietlWiesci. Objekt jest jeszcze nie widoczny póki jeszcze nie daliśmy polecenia Show. W następnym wierszu więc wpisujemy:<text:span text:style-name="T15"> "aboutGame</text:span><text:span text:style-name="T16">.Show();</text:span><text:span text:style-name="T15">".</text:span> Od tej chwili za każdym naciśnięciem przycisku "pomoc-&gt;o grze" zobaczymy wiadomości na temat naszej gry w nowym oknie. Wystarczy nam teraz skonfigurować wyświetlane w tym oknie informacje. Naciskamy na "Nazwa produktu", po czym we "właściwości-&gt;wygląd-&gt;text" dopisujemy " : gra zręcznościowa żabka". Naciskamy na "Wersja", po czym we "właściwości-&gt;wygląd-&gt;text" dopisujemy " : beta 1.0". Naciskamy na "Prawa autorskie", po czym we "właściwości-&gt;wygląd-&gt;text" dopisujemy " : freeware". Naciskamy na "Nazwa firmy", po czym we "właściwości-&gt;wygląd-&gt;text" dopisujemy " : qCorporation". Naciskamy na "Opis", po czym we "właściwości-&gt;wygląd-&gt;text" dopisujemy " : <text:soft-page-break/>Gra zręcznościowa żabka powstała podczas trzeciego roku studiów informatyki na Uniwersytecie Łódzkim jako projekt dyplomowy w czerwcu 2019 roku. Od tego czasu jest darmowo rozpowszechniana wśród społeczności akademickiej jako wzór dla innych prac.". </text:p>
      <text:p text:style-name="P44"><text:span text:style-name="T22"><text:tab/>Możemy się trochę bardziej zagłębić w zdolności naszych wybranych objektów. W internecie znajdziemy sporo wiadomości na temat ich działania jak również opisy pól i metod. ToolStripProgressBar jest klasą opisaną na stronie firmy Microsoft (patrz odnośnik 2). Najciekawsze dla nas będzie przypisaniu jemu wartości między jeden a sto procent aby urzeczywistnić czas trwania grania danej planszy oraz ukazanie ile czasu, w stosunku do </text:span><text:span text:style-name="T22">poprzedniego czasu jaki upłynął, pozostało aby zakończyć rozgrywkę danej planszy. Znajdujemy na </text:span><text:span text:style-name="T22">stronie </text:span><text:span text:style-name="T18">"</text:span><text:span text:style-name="Source_20_Text"><text:span text:style-name="T19">toolStripProgressBar.Value = e.ProgressPercentage;</text:span></text:span><text:span text:style-name="T18">", </text:span><text:span text:style-name="T5">co znaczy tyle </text:span><text:span text:style-name="T5">co ustawienie wartości toolStripPrograssBaru na wartość procentową. Po wprowadzeniu kodu oraz wykonaniu okazuje się, że niezupełnie tak jest. Przy wartości 40 pasek postępu rozwinął się nieznacznie. Należy wprowadzić wartość tysiąca aby doszedł on na koniec. Wnioskujemy więc, że to nie są wcale procenty bo to są promile. Podobnie zmieńmy tekst objektu toolStripStatusLabel1 na "Wyświetlono więści o grze..." po wyborze menu pomoc-&gt;o grze. Aby to zrobić naciskamy na okno Form1, następnie na menu pomoc, potem wciskamy dwa razy podczęść "o grze". Środowisko przenosi nas w miejsce zatytułowane "</text:span><text:span text:style-name="T6">oGrzeToolStripMenuItem_Click</text:span><text:span text:style-name="T5">". Tam w pierwszym wierszu </text:span><text:span text:style-name="T5">wpisujemy: "</text:span><text:span text:style-name="T6">toolStripStatusLabel1.Text = </text:span><text:span text:style-name="T23">"Wyświetlono więści o grze..."</text:span><text:span text:style-name="T6">;</text:span><text:span text:style-name="T5">". Jak widać po uruchomieniu aplikacji rażą nas dwie rzeczy: pierwszą jest to, że reszta paska StatusBar przesuwa się zaraz na koniec naszego napisu, co razem z dodawaniem przerwy na końcu napisu aby wyrównać resztę, może być zbyt uciążliwe; i drugą rzeczą jest to, że wiadomości o grze w oknie się wcale nie wyświetliły. Na pierwszą nie znajdziemy innego rozwiązania jak przenieść etykietę z napisem jako rzecz ostateczną. Wciskamy na toolStripStatusLabel1 i przeciągamy za toolStripProgressBar1. Wtedy zmiany napisy nie będą powodować zmian ułożenia przycisku ani objektu ProgressBar. Wydawać się to może konieczne, bo wyrównanie na prawą stronę tych elementów widocznie nie działa poprawnie. Aby zrozumieć co dzieję się z napisami na oknie AboutBox1, należy wcisnąć dwa razy na to okno. Zostajemy przeniesieni w miejsce </text:span><text:span text:style-name="T18">"</text:span><text:span text:style-name="T17">AboutBox1_Load</text:span><text:span text:style-name="T18">". </text:span><text:span text:style-name="T5">Zerkamy powyżej na konstruktor tego okienka. Widzimy tam, że wszystkie pola tekstowe zostają nadane inną wartością tekstu niż zamierzyliśmy. Musimy postawić komentarz tuż przed nimi aby się wogóle nie wykonały. Teraz wszystko działa poprawnie poza przyciskiem OK. Guzik nie działa, bo nie zaimplementowaliśmy żadnej metody jeszcze aby obsłużyć naciśnięcie przycisku. W oknie AboutBox1 naciśnijmy go dwa razy. Zostaniemy przeniesieni w miejsce </text:span><text:span text:style-name="T18">"</text:span><text:span text:style-name="T17">okButton_Click</text:span><text:span text:style-name="T18">". </text:span><text:span text:style-name="T5">Dodajemy tam następujący wiersz jako pierwszy: </text:span><text:span text:style-name="T18">"Close();". </text:span><text:span text:style-name="T5">Teraz już wszystko działa poprawnie.</text:span></text:p>
      <text:p text:style-name="P13"/>
      <text:p text:style-name="P13"><text:soft-page-break/>3.2 Malowanie po oknie</text:p>
      <text:p text:style-name="P22"/>
      <text:p text:style-name="P22"><text:tab/>Rozpoczęcie malowania po oknie polega na znalezieniu w przyborniku objektu PictureBox i przeciągnięcie go w lewe skrzydło naszego TableLayoutPanel1. Z właściwości-&gt;układ-&gt;Dock wybieramy Fill aby wypełnił całą przestrzeń naszego skrzydła. Na stronie 57 z książki Microsoftu (patrz odnośnik 3) czytamy jak wczytać i wyświetlić obrazek.</text:p>
      <text:p text:style-name="P50"><text:span text:style-name="T26">Bitmap bmp = new Bitmap("c:\\fakePhoto.jpg");</text:span> </text:p>
      <text:p text:style-name="P22">Powyższe tworzy nam obrazek w pamięci komputera po podaniu ścieżki dostępu do pliku na dysku.</text:p>
      <text:p text:style-name="P50"><text:span text:style-name="T26">e.Graphics.DrawImage(newBitmap, 10, 10);</text:span> //<text:span text:style-name="T26">PaintEventArgs e</text:span> </text:p>
      <text:p text:style-name="P49"><text:span text:style-name="T5">Powyższe maluje nam obrazek na ekranie. Należy pamiętać że "e" to jest objekt typu </text:span><text:span text:style-name="T5">PaintEventArgs. Dwa ostatnie parametry to współrzędne położenia rywanego obrazka (patrz odnośnik 4). Trzeba podjąć rozważanie czy nasze obrazki będą jednego rozmiaru czy wielorozmiarowe. Jeżeli będą jednego rozmiaru wtedy będzie dużo łatwiej wykonywać obliczenia czy jesteśmy w zderzeniu z nim wraz z innym przedmiotem czy nie. Tak samo rysowanie może być wyliczone by wiedzieć czy koniec obrazka trzeba rysować z lewej strony ekranu czy nie. Tu decyduje rozmiar obrazka bo początek jest znany a decyzja czy rysować go czy nie będzie zależała od jego wymiarów, bo skrajna część musi być widoczna z lewej strony. Z drugiej strony gra wymagałaby więcej obliczeń dla wielorozmiarowych rysuków ale byłaby dużo ciekawsza a grywalność wzrosła. Należałoby poznać metody zwracające wielkość rysunku z objektu: wielkość wraz z wysokością. Wszystkie rysunki mogłyby być trzymane w liście. Ale byłaby to lista wzbogacona o inne zbiory wartości jak typ obiektu oraz jego fizyczne zachowania czy inne właściwe dla danego objektu wiadomości. Na stronie 69 z tej książki czytamy dalej (odnośnik 3):</text:span></text:p>
      <text:p text:style-name="P50"><text:span text:style-name="T26">Rectangle rect = new Rectangle(0, 0, bmp.Width, bmp.Height);</text:span> </text:p>
      <text:p text:style-name="P22">Tak więc wielkość ryunku mamy załatwioną. Stosuje się atrybut Width oraz Height.</text:p>
      <text:p text:style-name="P22"><text:tab/>Dobrze zwrócić uwagę, że w C# inaczej się deklaruje tablice objektów bo tak:</text:p>
      <text:p text:style-name="P50"><text:span text:style-name="T26">byte[] rgbValues = new byte[bytes];</text:span> </text:p>
      <text:p text:style-name="P22">e.Graphics może być zastąpione przez g i dodatkowe jego metody wykonane (strona 464 z odnośnika 3):</text:p>
      <text:p text:style-name="P50"><text:span text:style-name="T26">Graphics g = e.Graphics;</text:span> </text:p>
      <text:p text:style-name="P50"><text:span text:style-name="T26">g.FillRectangle(myBrush1, x, y, 50, 30);</text:span> </text:p>
      <text:p text:style-name="P50"><text:span text:style-name="T26">g.DrawString(Color.ToString(), myFont, Brushes.Black, x + 55, y);</text:span> </text:p>
      <text:p text:style-name="P22">Jak widać metody DrawRectangle, FillRectangle czy Draw String mogą być pominięte na rzecz rysowania całych obrazków. Gra będzie ciekawsza i z zamysłu z wysoce zaawansowanymi rozwiązaniami technicznymi. Plamy czy obwody jednej barwy wyglądają bardzo prostacko. </text:p>
      <text:p text:style-name="P22"><text:tab/>Poza objektem Bitmap można również korzystać z objektu Image (patrz strony 701,702 z <text:s/>3 <text:soft-page-break/>odnośnika):</text:p>
      <text:p text:style-name="P50"><text:span text:style-name="T26">Image newImage = Image.FromFile("SampImag.jpg");</text:span> </text:p>
      <text:p text:style-name="P50"><text:span text:style-name="T26">g.DrawImage(</text:span> <text:span text:style-name="T26">newImage,</text:span> <text:span text:style-name="T26">Rect,</text:span> <text:span text:style-name="T26">x, y,</text:span> <text:span text:style-name="T26">width, height,</text:span> <text:span text:style-name="T26">un,</text:span> <text:span text:style-name="T26">Attr,Callback);</text:span> </text:p>
      <text:p text:style-name="P22">Bitmap wydaje się mimo wszystko dużo lepszym rozwiązaniem bo nawet z Painta znamy bitmapy. Objekt Graphics otrzymuje się z Image lub z Bitmap tak jak poniżej (patrz strona 870 z 3 odnośnika):</text:p>
      <text:p text:style-name="P50"><text:span text:style-name="T26">Image imageFile = Image.FromFile("SampImag.jpg");</text:span> </text:p>
      <text:p text:style-name="P50"><text:span text:style-name="T26">Graphics newGraphics = Graphics.FromImage(imageFile);</text:span> </text:p>
      <text:p text:style-name="P50"><text:span text:style-name="T27">newGraphics.Dispose();</text:span> </text:p>
      <text:p text:style-name="P25"><text:span text:style-name="T31">Ostatni wiersz nadaje się świetnie, by usunąć na koniec objekt Graphics. Aby utworzyć Bitmapę dla naszego PictureBox1, poznajemy wymiary PictureBox1 i przekazujemy je na konstruktor Bitmapy. Więc postępujemy zgodnie ze wskazówkami. We "</text:span><text:span text:style-name="T16">Form1()</text:span><text:span text:style-name="T31">", zaraz za "</text:span><text:span text:style-name="T16">InitializeComponent();</text:span><text:span text:style-name="T31">", wpisujemy:</text:span></text:p>
      <text:p text:style-name="P36"><text:span text:style-name="T41"><text:tab/></text:span><text:span text:style-name="T42"><text:tab/>"</text:span><text:span text:style-name="T20">pictureBox1.Image = new Bitmap(pictureBox1.Width,pictureBox1.Height);</text:span></text:p>
      <text:p text:style-name="P51"><text:s text:c="12"/><text:tab/>Graphics g = Graphics.FromImage(pictureBox1.Image);</text:p>
      <text:p text:style-name="P52"><text:span text:style-name="T41"><text:s text:c="12"/>Bitmap zabaStoj = </text:span><text:span text:style-name="T41">new</text:span><text:span text:style-name="T41"> Bitmap(sciezka+"żaba1.png");</text:span></text:p>
      <text:p text:style-name="P51"><text:s text:c="12"/>g.DrawImage(zabaStoj, 10, 10);"</text:p>
      <text:p text:style-name="P47"><text:span text:style-name="T10">Pamiętajmy, że g.DrawImage rysuje z uwzględnieniem dpi czyli rozdzielczości naszego obrazku a nie z uwzględnieniem liczby pixeli, dlatego zamienimy sobie tą procedurę w póżniejszym czasie na własną, stworzoną przez nas samych. </text:span><text:span text:style-name="T11">Na</text:span><text:span text:style-name="T5">leży jeszcze zdefiniwać String ścieżka aby zobaczyć żabę na ekranie w oknie naszej gry. Dlatego zaraz pod "</text:span><text:span text:style-name="T17">Form1 : Form</text:span><text:span text:style-name="T5">" wpisujemy:</text:span></text:p>
      <text:p text:style-name="P46"><text:span text:style-name="T8">"</text:span><text:span text:style-name="T17">String gamePath = "C:\\Users\\artiglio\\Desktop\\gra\\";</text:span><text:span text:style-name="T8">"</text:span></text:p>
      <text:p text:style-name="P23">Dobrze byłoby żabę przesunąć na środek i postawić ją na jakiejś platformie, tak aby z niej nie spadła pod wpływem grawitacji. Tym ośrodkiem będzie cegła. Wpiszmy w kolejnym wierszu za "g.DrawImage", to co jest poniżej:</text:p>
      <text:p text:style-name="P24"><text:span text:style-name="T28">"</text:span><text:span text:style-name="T16">Bitmap brick1 = new Bitmap( gamePath + "cegła1.jpg");</text:span></text:p>
      <text:p text:style-name="P35"><text:span text:style-name="T17"><text:s text:c="12"/>g.DrawImage(brick1, 250, 250);</text:span><text:span text:style-name="T30">"</text:span></text:p>
      <text:p text:style-name="P30">Dalej poprawmy położenie żaby, tak aby była ona na środku naszej cegły, a samą cegłę możemy umieścić na środku PictureBox1. Całość kodu przeredagujmy i umieśćmy w osobnej procedurze o nazwie DrawBegin(). Będzie ona wyglądała tak:</text:p>
      <text:p text:style-name="P53"><text:span text:style-name="T7"><text:s text:c="8"/></text:span><text:span text:style-name="T33">public</text:span><text:span text:style-name="T7"> </text:span><text:span text:style-name="T33">void</text:span><text:span text:style-name="T7"> DrawBegin() {</text:span></text:p>
      <text:p text:style-name="P26"><text:s text:c="12"/>Graphics g = Graphics.FromImage(pictureBox1.Image);</text:p>
      <text:p text:style-name="P53"><text:span text:style-name="T7"><text:s text:c="12"/>Bitmap frog1 = </text:span><text:span text:style-name="T33">new</text:span><text:span text:style-name="T7"> Bitmap(gamePath + </text:span><text:span text:style-name="T24">"żaba1.png"</text:span><text:span text:style-name="T7">);</text:span></text:p>
      <text:p text:style-name="P53"><text:span text:style-name="T7"><text:s text:c="12"/>Bitmap brick1 = </text:span><text:span text:style-name="T33">new</text:span><text:span text:style-name="T7"> Bitmap(gamePath + </text:span><text:span text:style-name="T24">"cegła1.jpg"</text:span><text:span text:style-name="T7">);</text:span></text:p>
      <text:p text:style-name="P53"><text:span text:style-name="T7"><text:s text:c="12"/>Point center = </text:span><text:span text:style-name="T33">new</text:span><text:span text:style-name="T7"> Point(pictureBox1.Width / 2, pictureBox1.Height / 2);</text:span></text:p>
      <text:p text:style-name="P26"><text:s text:c="12"/>g.DrawImage(frog1, (center.X), (center.Y - frog1.Height));</text:p>
      <text:p text:style-name="P26"><text:s text:c="12"/>g.DrawImage(brick1, center.X, center.Y);</text:p>
      <text:p text:style-name="P26"><text:soft-page-break/><text:s text:c="8"/>}</text:p>
      <text:p text:style-name="P60">W miejscu poprzedniego kodu wywołamy procedurę DrawBegin(). Warto by było dodać w tej chwili jakieś tło dla planszy. Gra będzie wyglądać przytulniej i milej. Tworzymy procedurę i wywołujemy ją przed wywołaniem procedury DrawBegin(); Procedura rysowania tła będzie wyglądać tak:</text:p>
      <text:p text:style-name="P60"><text:span text:style-name="T33">public</text:span><text:span text:style-name="T28"> </text:span><text:span text:style-name="T33">void</text:span><text:span text:style-name="T28"> DrawSky(</text:span><text:span text:style-name="T33">string</text:span><text:span text:style-name="T28"> fName) {</text:span></text:p>
      <text:p text:style-name="P26"><text:s text:c="12"/>Graphics g = Graphics.FromImage(pictureBox1.Image);</text:p>
      <text:p text:style-name="P53"><text:span text:style-name="T7"><text:s text:c="12"/>Bitmap sky = </text:span><text:span text:style-name="T33">new</text:span><text:span text:style-name="T7"> Bitmap(gamePath + fName);</text:span></text:p>
      <text:p text:style-name="P53"><text:span text:style-name="T7"><text:s text:c="12"/>Point tmp = </text:span><text:span text:style-name="T33">new</text:span><text:span text:style-name="T7"> Point(0,0);</text:span></text:p>
      <text:p text:style-name="P53"><text:span text:style-name="T7"><text:s text:c="12"/></text:span><text:span text:style-name="T33">while</text:span><text:span text:style-name="T7"> (tmp.Y &lt; pictureBox1.Image.Height)</text:span></text:p>
      <text:p text:style-name="P26"><text:s text:c="12"/>{</text:p>
      <text:p text:style-name="P53"><text:span text:style-name="T7"><text:s text:c="16"/></text:span><text:span text:style-name="T33">while</text:span><text:span text:style-name="T7"> (tmp.X &lt; pictureBox1.Image.Width) {</text:span></text:p>
      <text:p text:style-name="P26"><text:s text:c="20"/>g.DrawImage(sky, tmp.X, tmp.Y);</text:p>
      <text:p text:style-name="P26"><text:s text:c="20"/>tmp.X += sky.Width;</text:p>
      <text:p text:style-name="P26"><text:s text:c="16"/>}</text:p>
      <text:p text:style-name="P26"><text:s text:c="16"/>tmp.X = 0;</text:p>
      <text:p text:style-name="P26"><text:s text:c="16"/>tmp.Y += sky.Height;</text:p>
      <text:p text:style-name="P26"><text:s text:c="12"/>}</text:p>
      <text:p text:style-name="P26">}</text:p>
      <text:p text:style-name="P26"/>
      <text:p text:style-name="P37"><text:tab/>Widzimy, że żaba jest malowana wraz z otoczeniem. Aby to zmienić, otwieramy program Windows Paint i wybieramy barwę o wartościach 255 da każdej z podbarw: czerwonej, niebieskiej, zielonej. Zarysowujemy sobie otoczenie przedmiotu w tej barwie. Tworzymy gotową procedurę dla pomijania wybranej przez nas barwy z wartościami 255 dla każdej składowej.</text:p>
      <text:p text:style-name="P37"/>
      <text:p text:style-name="P27"><text:s text:c="8"/><text:span text:style-name="T32">public</text:span> <text:span text:style-name="T32">void</text:span> DrawBMP(Bitmap BMP,Point where) {</text:p>
      <text:p text:style-name="P53"><text:span text:style-name="T7"><text:s text:c="12"/>Point tmp = </text:span><text:span text:style-name="T33">new</text:span><text:span text:style-name="T7"> Point(0, 0);</text:span></text:p>
      <text:p text:style-name="P53"><text:span text:style-name="T7"><text:s text:c="12"/></text:span><text:span text:style-name="T33">while</text:span><text:span text:style-name="T7"> </text:span><text:span text:style-name="T7">((tmp.Y &lt; BMP.Height)&amp;&amp;(where.Y + tmp.Y &lt; gameView.Height))</text:span></text:p>
      <text:p text:style-name="P26"><text:s text:c="12"/>{</text:p>
      <text:p text:style-name="P53"><text:span text:style-name="T7"><text:s text:c="16"/></text:span><text:span text:style-name="T33">while</text:span><text:span text:style-name="T7"> </text:span><text:span text:style-name="T7">((tmp.X &lt; BMP.Width)&amp;&amp;(where.X+tmp.X&lt;gameView.Width))</text:span></text:p>
      <text:p text:style-name="P26"><text:s text:c="16"/>{</text:p>
      <text:p text:style-name="P26"><text:s text:c="20"/>Color pixel = BMP.GetPixel(tmp.X, tmp.Y);</text:p>
      <text:p text:style-name="P53"><text:span text:style-name="T7"><text:s text:c="20"/></text:span><text:span text:style-name="T33">if</text:span><text:span text:style-name="T7"> (pixel.R == 255 &amp;&amp; pixel.G == 255 &amp;&amp; pixel.B == 255) {</text:span></text:p>
      <text:p text:style-name="P53"><text:span text:style-name="T7"><text:s text:c="20"/>}</text:span><text:span text:style-name="T33">else</text:span></text:p>
      <text:p text:style-name="P26"><text:s text:c="20"/>{</text:p>
      <text:p text:style-name="P26"><text:s text:c="24"/>gameView.SetPixel(where.X + tmp.X, where.Y + tmp.Y, pixel);</text:p>
      <text:p text:style-name="P26"><text:s text:c="20"/>}</text:p>
      <text:p text:style-name="P26"><text:s text:c="20"/>tmp.X++;</text:p>
      <text:p text:style-name="P26"><text:s text:c="16"/>}</text:p>
      <text:p text:style-name="P26"><text:s text:c="16"/>tmp.X = 0;</text:p>
      <text:p text:style-name="P26"><text:s text:c="16"/>tmp.Y++;</text:p>
      <text:p text:style-name="P26"><text:s text:c="12"/>}</text:p>
      <text:p text:style-name="P26"><text:s text:c="8"/>}</text:p>
      <text:p text:style-name="P26"/>
      <text:p text:style-name="P37"><text:tab/>DrawBegin() zmieniamy na poniższe. Otrzymujemy żabę na cegle na środku okna naszej gry, przy czym ich otoczenie prześwituje, przez co widzimy tło.</text:p>
      <text:p text:style-name="P37"/>
      <text:p text:style-name="P30"><text:span text:style-name="T40"><text:s text:c="8"/></text:span><text:span text:style-name="T37">public</text:span><text:span text:style-name="T40"> </text:span><text:span text:style-name="T37">void</text:span><text:span text:style-name="T40"> DrawBegin() {</text:span></text:p>
      <text:p text:style-name="P53"><text:span text:style-name="T7"><text:s text:c="12"/>Bitmap frog1 = </text:span><text:span text:style-name="T33">new</text:span><text:span text:style-name="T7"> Bitmap(gamePath + </text:span><text:span text:style-name="T24">"żaba1.jpg"</text:span><text:span text:style-name="T7">);</text:span></text:p>
      <text:p text:style-name="P53"><text:span text:style-name="T7"><text:s text:c="12"/>Bitmap brick1 = </text:span><text:span text:style-name="T33">new</text:span><text:span text:style-name="T7"> Bitmap(gamePath + </text:span><text:span text:style-name="T24">"cegła1.jpg"</text:span><text:span text:style-name="T7">);</text:span></text:p>
      <text:p text:style-name="P53"><text:span text:style-name="T7"><text:s text:c="12"/>Point center = </text:span><text:span text:style-name="T33">new</text:span><text:span text:style-name="T7"> Point(pictureBox1.Width / 2, pictureBox1.Height / 2);</text:span></text:p>
      <text:p text:style-name="P53"><text:span text:style-name="T7"><text:s text:c="12"/>DrawBMP(frog1, </text:span><text:span text:style-name="T33">new</text:span><text:span text:style-name="T7"> Point((center.X - frog1.Width / 2), (center.Y - </text:span><text:soft-page-break/><text:span text:style-name="T7">frog1.Height)));</text:span></text:p>
      <text:p text:style-name="P53"><text:span text:style-name="T7"><text:s text:c="12"/>DrawBMP(brick1, </text:span><text:span text:style-name="T33">new</text:span><text:span text:style-name="T7"> Point((center.X - brick1.Width / 2), center.Y));</text:span></text:p>
      <text:p text:style-name="P26"><text:s text:c="8"/>}</text:p>
      <text:p text:style-name="P26"/>
      <text:p text:style-name="P37"><text:tab/>Cały początek wraz z Form1() wyglądałby tak jak poniżej. Mamy w jednym wierszu dwa znaki równa się co oszczędza miejsce i pozwala na przypisanie wartości obu zmiennym za jednym razem, co jest bardzo wygodne w porównaniu z innymi językami programowania, gdzie w szczególności w starszych odmianach takich rozwiązań nie było.</text:p>
      <text:p text:style-name="P37"/>
      <text:p text:style-name="P30"><text:span text:style-name="T40"><text:s text:c="8"/></text:span><text:span text:style-name="T37">public</text:span><text:span text:style-name="T40"> Form1()</text:span></text:p>
      <text:p text:style-name="P26"><text:s text:c="8"/>{</text:p>
      <text:p text:style-name="P26"><text:s text:c="12"/>InitializeComponent();</text:p>
      <text:p text:style-name="P53"><text:span text:style-name="T7"><text:s text:c="12"/>pictureBox1.Image = gameView = </text:span><text:span text:style-name="T33">new</text:span><text:span text:style-name="T7"> Bitmap(pictureBox1.Width, pictureBox1.Height);</text:span></text:p>
      <text:p text:style-name="P53"><text:span text:style-name="T7"><text:s text:c="12"/>DrawSky(</text:span><text:span text:style-name="T24">"niebo.jpg"</text:span><text:span text:style-name="T7">);</text:span></text:p>
      <text:p text:style-name="P26"><text:s text:c="12"/>DrawBegin();</text:p>
      <text:p text:style-name="P26"><text:s text:c="8"/>}</text:p>
      <text:p text:style-name="P26"/>
      <text:p text:style-name="P54"><text:span text:style-name="T12">W procedurze DrawSky też zmieniamy g.DrawImage(sky, tmp.X, tmp.Y) na </text:span><text:span text:style-name="T13">DrawBMP(sky, </text:span><text:span text:style-name="T38">new</text:span><text:span text:style-name="T13"> Point(tmp.X, tmp.Y)). Zyskamy to, że przy zmiennej rozdzielczości zdjęcia, zawsze poprawnie wyświetlimy zawartość pliku na ekranie.</text:span></text:p>
      <text:p text:style-name="P20">3.3 Tworzenie narzędzia pomocy odnajdywania zapisek</text:p>
      <text:p text:style-name="P22"/>
      <text:p text:style-name="P22"><text:tab/>Warto zgromadzić przydatne wywołania metod przetwarzania list i plików. Listę możemy przetwarzać poprzez wywołanie kolejnych jej wpisów (patrz odnośnik 7 minuta 1:33:29):</text:p>
      <text:p text:style-name="P50">"List&lt;string&gt; linie;</text:p>
      <text:p text:style-name="P50">foreach(string linia in linie){}"</text:p>
      <text:p text:style-name="P22">Listę możemy sortować jak poniżej (patrz odnośnik 6 minuta 35:37):</text:p>
      <text:p text:style-name="P50">"lista= lista.OrderBy(x=&gt;poTymUkładaj).ToList(); //List&lt;Coś&gt; lista"</text:p>
      <text:p text:style-name="P22">W celu zapisu na plik mamy (patrz odnośnik 5 minuta 38:36):</text:p>
      <text:p text:style-name="P50">"String fileName;</text:p>
      <text:p text:style-name="P50">List&lt;string&gt; lines=new List&lt;string&gt;();</text:p>
      <text:p text:style-name="P50">File.WriteAllLines(fileName.FullFilePath(),lines);"</text:p>
      <text:p text:style-name="P22">a w celu odczytu i zapisu mamy (patrz odnośnik 8 minuta 3:43 i 6:53):</text:p>
      <text:p text:style-name="P50">"string[] linie= File.ReadAllLines(filePath); //string filePath</text:p>
      <text:p text:style-name="P50">File.WriteAllLines(filePath,lines);"</text:p>
      <text:p text:style-name="P22">,co możemy przekształcić w listę poprzez wywołanie ".ToList()" na zwróconej macierzy.</text:p>
      <text:p text:style-name="P22">Z listy możemy wybrać odpowiadające nam wyszukiwania (patrz odnośnik 7 minuta 1:36:47):</text:p>
      <text:p text:style-name="P50">"return lista.Where(x=&gt;wybierzWartość==innaWartość).ToList()"</text:p>
      <text:p text:style-name="P22">Dodatkowo bazę danych SQL mamy omówioną w odnośniku dziewiątym, natomiast zarządzanie <text:soft-page-break/>zasobami plików na dysku twardym wygląda następująco (patrz odnośnik 10 minuta 4:08, 11:11):</text:p>
      <text:p text:style-name="P50">"string[] dirs= Directory.GetDirectories(rootPath); //string rootPath</text:p>
      <text:p text:style-name="P50">var files= Directory.GetFiles(rootPath,"*.*",SearchOption.TopDirectoryOnly);</text:p>
      <text:p text:style-name="P50">foreach(string file in files){</text:p>
      <text:p text:style-name="P50">Console.WriteLine(Path.GetFullPath(file));}"</text:p>
      <text:p text:style-name="P25"><text:span text:style-name="T31">Kolejno koniecznie tworzymy okno w sposób taki, że wciskamy w menu Projekt-&gt;Dodaj formularz Windows Forms... Wyświetla nam się okno Dodaj nowy element – gra. Z lewej strony mamy </text:span><text:span text:style-name="T31">wybrane Elementy Visual C#, natomiast w środkowej liście wybieramy Formularz Systemu Windows. Wprowadzamy nazwę Zapiski i naciskamy przycisk OK. W Form1 naciskamy dwukrotnie na menu-&gt;Ustawienia-&gt;Przemyślenia. Środowisko przenosi nas w miejsce zwane </text:span><text:span text:style-name="T16">przemyśleniaToolStripMenuItem_Click. </text:span><text:span text:style-name="T46">Tam stworzymy nowe okno GameNote i je wyświetlimy. Wprowadzamy poniższy kod źródłowy.</text:span></text:p>
      <text:p text:style-name="P53"><text:span text:style-name="T17"><text:tab/> <text:s text:c="3"/></text:span><text:span text:style-name="T24">toolStripStatusLabel1.Text = "</text:span><text:span text:style-name="T7">Wyświetlono zapiski o grze...</text:span><text:span text:style-name="T24">";</text:span></text:p>
      <text:p text:style-name="P53"><text:span text:style-name="T7"><text:s text:c="12"/>GameNote gameNote = </text:span><text:span text:style-name="T33">new</text:span><text:span text:style-name="T7"> GameNote();</text:span></text:p>
      <text:p text:style-name="P26"><text:s text:c="12"/>gameNote.Show();</text:p>
      <text:p text:style-name="P57"/>
      <text:p text:style-name="P39"><text:span text:style-name="T31">Po sprawdzeniu w uruchomionej aplikacji powinniśmy zobaczyć otwarte nowe okno, jakie kolejno rozbudujemy. Chcemy na początku mieć możliwość wprowadzenia nazwy zapiski w polu znakowym. Dlatego dodamy kolejne pole znakowe w prawym górnym rogu naszego okna. Po przeciągnięciu, rozpoznajemy nazwę jako textBox1. Następną rzeczą będzie odnalezienie wszystkich plików z bieżącej teczki gry, jakie mają rozszerzenie *.zap od zapiski, oraz wyświetlenie ich jako wykazu. W tym celu przeciągamy listBox1 pod nasz textBox1. Dostosowujemy jego wielkość na całą szerokość okna, any móc lepiej wyświetlić szczegóły wraz z rozszerzeniem pliku. Jesteśmy gotowi, aby wprowadzić w nasz wykaz plików wpisy z zapiskami graczy. Wciskamy mysz dwa razy w okno GameNotes, po czym zostajemy przeniesieni w miejsce zwane "</text:span>GameNote_Load". <text:span text:style-name="T31">Tam wprowadzamy polecenie przejścia w inną procedure FillListBox(), jaką będziemy stosować również przy zmianie pola znakowego textBox1. Całość wygłąda jak niżej:</text:span></text:p>
      <text:p text:style-name="P37"/>
      <text:p text:style-name="P34"><text:span text:style-name="T29"><text:s text:c="8"/></text:span><text:span text:style-name="T34">private</text:span><text:span text:style-name="T29"> </text:span><text:span text:style-name="T34">void</text:span><text:span text:style-name="T29"> FillListBox() {</text:span></text:p>
      <text:p text:style-name="P26"><text:s text:c="8"/>}</text:p>
      <text:p text:style-name="P53"><text:span text:style-name="T7"><text:s text:c="8"/></text:span><text:span text:style-name="T33">private</text:span><text:span text:style-name="T7"> </text:span><text:span text:style-name="T33">void</text:span><text:span text:style-name="T7"> GameNote_Load(</text:span><text:span text:style-name="T33">object</text:span><text:span text:style-name="T7"> sender, EventArgs e)</text:span></text:p>
      <text:p text:style-name="P26"><text:s text:c="8"/>{</text:p>
      <text:p text:style-name="P26"><text:s text:c="12"/>FillListBox();</text:p>
      <text:p text:style-name="P26"><text:s text:c="8"/>}</text:p>
      <text:p text:style-name="P26"/>
      <text:p text:style-name="P54"><text:span text:style-name="T12">Wróćmy na wybrane zagadnienia z początku tego rozdziału, by zauważyć, że przydałaby się jakaś funkcja zwracająca List&lt;string&gt; wraz ze wszystkimi ścieżkami na chciane przez nas rozszerzenia plików znajdujących się w zadanej przez nas teczce. Oba </text:span><text:span text:style-name="T44">GameNote</text:span><text:span text:style-name="T12"> : Form wraz z </text:span><text:span text:style-name="T44">Form1</text:span><text:span text:style-name="T12"> : Form znajdują się w </text:span><text:span text:style-name="T39">namespace</text:span><text:span text:style-name="T12"> gra, ale funkcję umieśćmy w osobnej klasie o nazwie "common", tak by wszystkie formy miały w nią dostęp. Powinniśmy także przenieść zmienną gamePath w klasę </text:span><text:soft-page-break/><text:span text:style-name="T12">common, aby mieć w nią dostęp z GameNote. Zróbmy to jak poniżej:</text:span></text:p>
      <text:p text:style-name="P37"/>
      <text:p text:style-name="P53"><text:span text:style-name="T7"><text:s text:c="4"/></text:span><text:span text:style-name="T33">public</text:span><text:span text:style-name="T7"> </text:span><text:span text:style-name="T33">class</text:span><text:span text:style-name="T7"> </text:span><text:span text:style-name="T43">common</text:span><text:span text:style-name="T7"> {</text:span></text:p>
      <text:p text:style-name="P53"><text:span text:style-name="T7"><text:s text:c="8"/></text:span><text:span text:style-name="T33">public</text:span><text:span text:style-name="T7"> </text:span><text:span text:style-name="T33">static</text:span><text:span text:style-name="T7"> </text:span><text:span text:style-name="T33">string</text:span><text:span text:style-name="T7"> gamePath = </text:span><text:span text:style-name="T24">"C:</text:span><text:a xlink:type="simple" xlink:href="file://Users//artiglio//Desktop//gra//" text:style-name="Internet_20_link" text:visited-style-name="Visited_20_Internet_20_Link">\\Users\\artiglio\\Desktop\\gra\\</text:a><text:span text:style-name="T24">"</text:span><text:span text:style-name="T7">;}</text:span></text:p>
      <text:p text:style-name="P26"/>
      <text:p text:style-name="P55"><text:span text:style-name="T10">W namespace nie możemy włożyć żadnej zmiennej a tylko klasy, wyliczenia lub stałe. Jedynym rozwiązaniem wydaje się stworzenie klasy ogólnie dostępnej dla wszystkich wystąpień z namespace gra. Ich podwystąpienia będą dostępne dzięki określeniu static, co pozwala na dostęp na składowe bez tworzenia żadnych zmiennych klasy w pamięci urządzenia. Należy zamienić </text:span><text:span text:style-name="T10">wszystkie odwołania gamePath na common.gamePath. Od tej pory mamy dostępną zmienną gamePath również w GameNote. Klasa common nie może być pierwsza przed klasą Form1, bo projektant się nie otworzy ani nasza aplikacja nie uruchomi. Powinniśmy ją umieścić za klasą Form1. W common również chcemy wsadzić funkcję "</text:span><text:span text:style-name="T33">static</text:span><text:span text:style-name="T7"> </text:span><text:span text:style-name="T33">string[]</text:span><text:span text:style-name="T7"> PathsToFiles":</text:span></text:p>
      <text:p text:style-name="P28"/>
      <text:p text:style-name="P55"><text:span text:style-name="T7"><text:s text:c="8"/></text:span><text:span text:style-name="T33">public</text:span><text:span text:style-name="T7"> </text:span><text:span text:style-name="T33">static</text:span><text:span text:style-name="T7"> </text:span><text:span text:style-name="T33">string</text:span><text:span text:style-name="T7">[] pathsToFiles(</text:span><text:span text:style-name="T33">string</text:span><text:span text:style-name="T7"> rootPath, </text:span><text:span text:style-name="T33">string</text:span><text:span text:style-name="T7"> fileName)</text:span></text:p>
      <text:p text:style-name="P26"><text:s text:c="8"/>{</text:p>
      <text:p text:style-name="P53"><text:span text:style-name="T7"><text:s text:c="12"/></text:span><text:span text:style-name="T33">string</text:span><text:span text:style-name="T7">[] filePaths = Directory.GetFiles(rootPath, fileName, SearchOption.AllDirectories);</text:span></text:p>
      <text:p text:style-name="P53"><text:span text:style-name="T7"><text:s text:c="12"/></text:span><text:span text:style-name="T33">return</text:span><text:span text:style-name="T7"> filePaths;</text:span></text:p>
      <text:p text:style-name="P26"><text:s text:c="8"/>}</text:p>
      <text:p text:style-name="P32"/>
      <text:p text:style-name="P55"><text:span text:style-name="T10">Z początku tego rozdziału znaleźliśmy funkcję Directory.GetFiles z opcją "</text:span><text:span text:style-name="T21">SearchOption.TopDirectoryOnly". </text:span><text:span text:style-name="T10">W google wpiszemy <text:s/>"SearchOption Directory.GetFiles" by pozyskać stronę, na jakiej znajdziemy inne możliwości wywołania tej funkcji (patrz odnośnik 11 i 12). Jedną z nich będzie "</text:span><text:span text:style-name="Source_20_Text">SearchOption.AllDirectories" </text:span><text:span text:style-name="Source_20_Text"><text:span text:style-name="T45">pozwalająca na przeszukanie również podteczek bieżącej ścieźki dostępu na pliki. Procedurę FillListBox zmieniamy na poniższą, aby od tej chwili zobaczyć wszystkie nasze zapiski z teczki gry:</text:span></text:span></text:p>
      <text:p text:style-name="P55"><text:span text:style-name="Source_20_Text"><text:span text:style-name="T45"/></text:span></text:p>
      <text:p text:style-name="P55"><text:span text:style-name="Source_20_Text"><text:span text:style-name="T7"><text:s text:c="8"/></text:span></text:span><text:span text:style-name="Source_20_Text"><text:span text:style-name="T33">private</text:span></text:span><text:span text:style-name="Source_20_Text"><text:span text:style-name="T7"> </text:span></text:span><text:span text:style-name="Source_20_Text"><text:span text:style-name="T33">void</text:span></text:span><text:span text:style-name="Source_20_Text"><text:span text:style-name="T7"> FillListBox() {</text:span></text:span></text:p>
      <text:p text:style-name="P53"><text:span text:style-name="T7"><text:s text:c="12"/></text:span><text:span text:style-name="T33">string</text:span><text:span text:style-name="T7"> fName = textBox1.Text;</text:span></text:p>
      <text:p text:style-name="P53"><text:span text:style-name="T7"><text:s text:c="12"/></text:span><text:span text:style-name="T33">if</text:span><text:span text:style-name="T7"> (fName == </text:span><text:span text:style-name="T24">""</text:span><text:span text:style-name="T7">) fName = </text:span><text:span text:style-name="T24">"*.zap"</text:span><text:span text:style-name="T7">;</text:span></text:p>
      <text:p text:style-name="P53"><text:span text:style-name="T7"><text:s text:c="12"/></text:span><text:span text:style-name="T33">string</text:span><text:span text:style-name="T7">[] zapPaths= common.pathsToFiles(common.gamePath,fName);</text:span></text:p>
      <text:p text:style-name="P26"><text:s text:c="12"/>listBox1.Items.AddRange(zapPaths);}</text:p>
      <text:p text:style-name="P38"/>
      <text:p text:style-name="P32"><text:span text:style-name="Source_20_Text"><text:span text:style-name="T45">Dobrze by było gdybyśmy widzieli wpisy wykazu ułożone po znakach z nazwy jako pierwszej rzeczy a kolejno po znakach ścieżki. Niechby nazwa pliku wyświetlała się pierwsza a za nią ścieżka dostępu. Aby to zrobić, trzeba przerobić ListBox na taki, co przechowuje nowo stworzoną przez nas klasę objektów. Same sortowanie można znaleźć na stronie w sieci (patrz odnośnik 13). Dołóżmy sobie kolejną klasę:</text:span></text:span></text:p>
      <text:p text:style-name="P32"><text:span text:style-name="Source_20_Text"><text:span text:style-name="T28"><text:s text:c="7"/></text:span></text:span><text:span text:style-name="Source_20_Text"><text:span text:style-name="T33">private</text:span></text:span><text:span text:style-name="Source_20_Text"><text:span text:style-name="T28"> </text:span></text:span><text:span text:style-name="Source_20_Text"><text:span text:style-name="T33">class</text:span></text:span><text:span text:style-name="Source_20_Text"><text:span text:style-name="T28"> </text:span></text:span><text:span text:style-name="Source_20_Text"><text:span text:style-name="T43">noteEntry</text:span></text:span></text:p>
      <text:p text:style-name="P26"><text:s text:c="8"/>{</text:p>
      <text:p text:style-name="P53"><text:span text:style-name="T7"><text:s text:c="12"/></text:span><text:span text:style-name="T33">public</text:span><text:span text:style-name="T7"> </text:span><text:span text:style-name="T33">string</text:span><text:span text:style-name="T7"> fName; </text:span><text:span text:style-name="T47">//file name</text:span></text:p>
      <text:p text:style-name="P53"><text:span text:style-name="T7"><text:s text:c="12"/></text:span><text:span text:style-name="T33">public</text:span><text:span text:style-name="T7"> </text:span><text:span text:style-name="T33">string</text:span><text:span text:style-name="T7"> pName; </text:span><text:span text:style-name="T47">//path name</text:span></text:p>
      <text:p text:style-name="P53"><text:span text:style-name="T7"><text:s text:c="12"/></text:span><text:span text:style-name="T33">public</text:span><text:span text:style-name="T7"> noteEntry() {</text:span></text:p>
      <text:p text:style-name="P26"><text:s text:c="12"/>}</text:p>
      <text:p text:style-name="P53"><text:span text:style-name="T7"><text:s text:c="12"/></text:span><text:span text:style-name="T33">public</text:span><text:span text:style-name="T7"> </text:span><text:span text:style-name="T33">static</text:span><text:span text:style-name="T7"> List&lt;noteEntry&gt; createList(</text:span><text:span text:style-name="T33">string</text:span><text:span text:style-name="T7">[] allNotes)</text:span></text:p>
      <text:p text:style-name="P26"><text:s text:c="12"/>{</text:p>
      <text:p text:style-name="P53"><text:span text:style-name="T7"><text:s text:c="16"/>List&lt;noteEntry&gt; filePaths = </text:span><text:span text:style-name="T33">new</text:span><text:span text:style-name="T7"> List&lt;noteEntry&gt;();</text:span></text:p>
      <text:p text:style-name="P53"><text:span text:style-name="T7"><text:s text:c="16"/></text:span><text:span text:style-name="T33">foreach</text:span><text:span text:style-name="T7"> (</text:span><text:span text:style-name="T33">string</text:span><text:span text:style-name="T7"> note </text:span><text:span text:style-name="T33">in</text:span><text:span text:style-name="T7"> allNotes) {</text:span></text:p>
      <text:p text:style-name="P53"><text:span text:style-name="T7"><text:s text:c="20"/>filePaths.Add(</text:span><text:span text:style-name="T33">new</text:span><text:span text:style-name="T7"> noteEntry() { pName = note.Substring(0, note.LastIndexOf(</text:span><text:span text:style-name="T24">'\\'</text:span><text:span text:style-name="T7">)), fName = note.Substring(note.LastIndexOf(</text:span><text:span text:style-name="T24">'\\'</text:span><text:span text:style-name="T7">)+1)});</text:span></text:p>
      <text:p text:style-name="P26"><text:s text:c="16"/>}</text:p>
      <text:p text:style-name="P53"><text:span text:style-name="T7"><text:s text:c="16"/></text:span><text:span text:style-name="T33">return</text:span><text:span text:style-name="T7"> filePaths;</text:span></text:p>
      <text:p text:style-name="P26"><text:s text:c="12"/>}</text:p>
      <text:p text:style-name="P53"><text:span text:style-name="T7"><text:s text:c="12"/></text:span><text:span text:style-name="T33">public</text:span><text:span text:style-name="T7"> </text:span><text:span text:style-name="T33">override</text:span><text:span text:style-name="T7"> </text:span><text:span text:style-name="T33">string</text:span><text:span text:style-name="T7"> ToString() {</text:span></text:p>
      <text:p text:style-name="P53"><text:span text:style-name="T7"><text:s text:c="16"/></text:span><text:span text:style-name="T33">return</text:span><text:span text:style-name="T7"> fName+</text:span><text:span text:style-name="T24">" "</text:span><text:span text:style-name="T7">+pName;</text:span></text:p>
      <text:p text:style-name="P26"><text:s text:c="12"/>}</text:p>
      <text:p text:style-name="P26"><text:s text:c="8"/>}</text:p>
      <text:p text:style-name="P32"><text:soft-page-break/><text:span text:style-name="Source_20_Text"><text:span text:style-name="T45">oraz zamieńmy sobie FillListBox():</text:span></text:span></text:p>
      <text:p text:style-name="P32"><text:span text:style-name="Source_20_Text"><text:span text:style-name="T28"><text:s text:c="8"/></text:span></text:span><text:span text:style-name="Source_20_Text"><text:span text:style-name="T33">private</text:span></text:span><text:span text:style-name="Source_20_Text"><text:span text:style-name="T28"> </text:span></text:span><text:span text:style-name="Source_20_Text"><text:span text:style-name="T33">void</text:span></text:span><text:span text:style-name="Source_20_Text"><text:span text:style-name="T28"> FillListBox() {</text:span></text:span></text:p>
      <text:p text:style-name="P53"><text:span text:style-name="T7"><text:s text:c="12"/></text:span><text:span text:style-name="T33">string</text:span><text:span text:style-name="T7"> fName = textBox1.Text;</text:span></text:p>
      <text:p text:style-name="P53"><text:span text:style-name="T7"><text:s text:c="12"/></text:span><text:span text:style-name="T33">if</text:span><text:span text:style-name="T7"> (fName == </text:span><text:span text:style-name="T24">""</text:span><text:span text:style-name="T7">) fName = </text:span><text:span text:style-name="T24">"*.zap"</text:span><text:span text:style-name="T7">;</text:span></text:p>
      <text:p text:style-name="P53"><text:span text:style-name="T7"><text:s text:c="12"/></text:span><text:span text:style-name="T33">string</text:span><text:span text:style-name="T7">[] zapPathsStrings= common.pathsToFiles(common.gamePath,fName);</text:span></text:p>
      <text:p text:style-name="P26"><text:s text:c="12"/>List&lt;noteEntry&gt; zapPaths= noteEntry.createList(zapPathsStrings);</text:p>
      <text:p text:style-name="P53"><text:span text:style-name="T7"><text:s text:c="12"/>zapPaths.Sort(</text:span><text:span text:style-name="T33">delegate</text:span><text:span text:style-name="T7"> (noteEntry e1, noteEntry e2){</text:span><text:span text:style-name="T33">return</text:span><text:span text:style-name="T7"> e1.ToString().CompareTo(e2.ToString());});</text:span></text:p>
      <text:p text:style-name="P26"><text:s text:c="12"/>listBox1.Items.AddRange(zapPaths.ToArray());</text:p>
      <text:p text:style-name="P26"><text:s text:c="8"/>}</text:p>
      <text:p text:style-name="P33"><text:span text:style-name="Source_20_Text"><text:span text:style-name="T45">Teraz już możemy się cieszyć z tego, że wpisy wykazu są ułożone w kolejności znakowej, oraz że </text:span></text:span><text:span text:style-name="Source_20_Text"><text:span text:style-name="T45">wpisy zaczynają się na nazwie pliku a kończą na ścieżce. Póki gracz nie prowadził żadnej wartości w pole znakowe, wtedy znajdujemy wszystkie pliki z rozszerzeniem *.zap. Robi to za nas funkcja z klasy ogólnej common. Dostajemy macierz ciągów znakowych przedstawiających ścieżki na znalezione pliki. Metoda statyczna createList z klasy noteEntry jest wywoływana aby przerobić ciągi znaków na objekty typu noteEntry, dzięki czemu przetrzymujemy osobno nazwę pliku fName oraz osobno ścieżkę pName. Są one przechowywane jako wykaz po to aby w kolejnym wierszu je posortować. Funkcja ToString z klasy noteEntry pozwala na to sortowanie oraz umożliwia wyświetlenie objektu jako ciąg znaków w wykazie listBox1. </text:span></text:span></text:p>
      <text:p text:style-name="P33"><text:span text:style-name="Source_20_Text"><text:span text:style-name="T45"><text:tab/>W dalszej części tworzenia gry będziemy chcieli aby nie wyświetlała się pełna ścieżka tylko to co jest w teczce naszej gry, aby ścieżka naszej gry wgrała się sama, aby wyrażenia regex były obsługiwane przy znajdowaniu zapisek gracza.</text:span></text:span></text:p>
      <text:p text:style-name="P33"><text:span text:style-name="Source_20_Text"><text:span text:style-name="T45"><text:tab/>Zacznijmy od tego aby ścieżka wgrywała się samoczynnie. Dlatego wprowadzamy poniższy wiersz jako kolejny zaraz za InitializeComponent() w Form1():</text:span></text:span></text:p>
      <text:p text:style-name="P33"><text:span text:style-name="Source_20_Text"><text:span text:style-name="T45"/></text:span></text:p>
      <text:p text:style-name="P33"><text:span text:style-name="Source_20_Text"><text:span text:style-name="T28">common.gamePath=Directory.GetCurrentDirectory().Substring(0,</text:span></text:span></text:p>
      <text:p text:style-name="P33"><text:span text:style-name="Source_20_Text"><text:span text:style-name="T28">Directory.GetCurrentDirectory().LastIndexOf(</text:span></text:span><text:span text:style-name="Source_20_Text"><text:span text:style-name="T24">'\\'</text:span></text:span><text:span text:style-name="Source_20_Text"><text:span text:style-name="T28">,</text:span></text:span></text:p>
      <text:p text:style-name="P33"><text:span text:style-name="Source_20_Text"><text:span text:style-name="T28">Directory.GetCurrentDirectory().LastIndexOf(</text:span></text:span><text:span text:style-name="Source_20_Text"><text:span text:style-name="T24">'\\'</text:span></text:span><text:span text:style-name="Source_20_Text"><text:span text:style-name="T28">,</text:span></text:span></text:p>
      <text:p text:style-name="P33"><text:span text:style-name="Source_20_Text"><text:span text:style-name="T28">Directory.GetCurrentDirectory().LastIndexOf(</text:span></text:span><text:span text:style-name="Source_20_Text"><text:span text:style-name="T24">'\\'</text:span></text:span><text:span text:style-name="Source_20_Text"><text:span text:style-name="T28">) - 1)-1)+1);</text:span></text:span></text:p>
      <text:p text:style-name="P33"><text:span text:style-name="Source_20_Text"><text:span text:style-name="T28"/></text:span></text:p>
      <text:p text:style-name="P56"><text:span text:style-name="Source_20_Text"><text:span text:style-name="T11">Tego opis jest taki, że aplikacja ma teczkę roboczą zanużoną o trzy teczki wewnątrz teczki gry i aby ją wydobyć najlepiej z łańcucha znaków opisującego położenie tej teczki znaleźć trzeci znak '\' symbolizujący rozpoczęcie nowej teczki. Wtedy uzyskujemy miejsce naszej gry. Aby uzyskać ścieżki bez opisu teczki roboczej gry przechodzimy w </text:span></text:span><text:span text:style-name="Source_20_Text"><text:span text:style-name="T7">List&lt;noteEntry&gt; createList(</text:span></text:span><text:span text:style-name="Source_20_Text"><text:span text:style-name="T33">string</text:span></text:span><text:span text:style-name="Source_20_Text"><text:span text:style-name="T7">[] allNotes)</text:span></text:span><text:span text:style-name="Source_20_Text"><text:span text:style-name="T11"> i podmieniamy </text:span></text:span><text:span text:style-name="Source_20_Text"><text:span text:style-name="T6">filePaths.Add </text:span></text:span><text:span text:style-name="Source_20_Text"><text:span text:style-name="T11">na poniższe:</text:span></text:span></text:p>
      <text:p text:style-name="P56"><text:span text:style-name="Source_20_Text"><text:span text:style-name="T6"/></text:span></text:p>
      <text:p text:style-name="P56"><text:span text:style-name="Source_20_Text"><text:span text:style-name="T9">filePaths.Add(</text:span></text:span><text:span text:style-name="Source_20_Text"><text:span text:style-name="T35">new</text:span></text:span><text:span text:style-name="Source_20_Text"><text:span text:style-name="T9"> noteEntry() { </text:span></text:span></text:p>
      <text:p text:style-name="P56"><text:span text:style-name="Source_20_Text"><text:span text:style-name="T9">pName=note.Substring(common.gamePath.Length,note.LastIndexOf(</text:span></text:span><text:span text:style-name="Source_20_Text"><text:span text:style-name="T25">'\\'</text:span></text:span><text:span text:style-name="Source_20_Text"><text:span text:style-name="T9">)-common.gamePath.Length+1), </text:span></text:span></text:p>
      <text:p text:style-name="P56"><text:span text:style-name="Source_20_Text"><text:span text:style-name="T9">fName = note.Substring(note.LastIndexOf(</text:span></text:span><text:span text:style-name="Source_20_Text"><text:span text:style-name="T25">'\\'</text:span></text:span><text:span text:style-name="Source_20_Text"><text:span text:style-name="T9">)+1)});</text:span></text:span></text:p>
      <text:p text:style-name="P31"/>
      <text:p text:style-name="P33"><text:span text:style-name="Source_20_Text"><text:span text:style-name="T45">Zmieniliśmy jedynie w pName by zaczęło wycinanie podciągu odpowiadającego naszej ścieżce zaraz za ścieżką teczki roboczej o ilość znaków równą tyle co położenie nazwy pliku pomniejszone o długość nazwy ścieżki roboczej gry plus jeden. Ostatnie jeden odpowiada znakowi '\' aby był uwzględniony na końcu ścieżki.</text:span></text:span></text:p>
      <text:p text:style-name="P56"><text:span text:style-name="Source_20_Text"><text:span text:style-name="T11"><text:tab/>Przystąpmy teraz zająć się wyrażeniami REGEX tak aby możliwe było wprowadzenie częściowe nazwy pliku z zapiskami a znalezienie by odbyło się samoistnie. Zamienimy sobie odpowiadający wiersz w </text:span></text:span><text:span text:style-name="Source_20_Text"><text:span text:style-name="T7">FillListBox()</text:span></text:span><text:span text:style-name="Source_20_Text"><text:span text:style-name="T11"> na</text:span></text:span></text:p>
      <text:p text:style-name="P56"><text:span text:style-name="Source_20_Text"><text:span text:style-name="T11"/></text:span></text:p>
      <text:p text:style-name="P56"><text:span text:style-name="Source_20_Text"><text:span text:style-name="T34">string</text:span></text:span><text:span text:style-name="Source_20_Text"><text:span text:style-name="T6">[] zapPathsStrings= common.pathsToFiles(common.gamePath, </text:span></text:span><text:span text:style-name="Source_20_Text"><text:span text:style-name="T23">"*.zap"</text:span></text:span><text:span text:style-name="Source_20_Text"><text:span text:style-name="T6">);</text:span></text:span></text:p>
      <text:p text:style-name="P31"/>
      <text:p text:style-name="P56"><text:span text:style-name="Source_20_Text"><text:span text:style-name="T11">oraz usuniemy poprzedni. Będziemy znajdowali wszystkie pliki z właściwym rozszerzeniem. Z początku rozdziału znaleźliśmy sobie funkcję Where występującą w wykazach. Wykorzystajmy ją wraz z wyrażeniami REGEX. </text:span></text:span><text:span text:style-name="Source_20_Text"><text:span text:style-name="T7">FillListBox()</text:span></text:span><text:span text:style-name="Source_20_Text"><text:span text:style-name="T11"> zamienimy na to poniżej:</text:span></text:span></text:p>
      <text:p text:style-name="P56"><text:span text:style-name="Source_20_Text"><text:span text:style-name="T11"/></text:span></text:p>
      <text:p text:style-name="P58"><text:span text:style-name="Source_20_Text"><text:span text:style-name="T6">List&lt;noteEntry&gt; zapPaths= noteEntry.createList(common.pathsToFiles(common.gamePath, </text:span></text:span><text:span text:style-name="Source_20_Text"><text:span text:style-name="T23">"*.zap"</text:span></text:span><text:span text:style-name="Source_20_Text"><text:span text:style-name="T6">)).Where(entry =&gt; Regex.Match(entry.fName, textBox1.Text).Success).ToList();</text:span></text:span></text:p>
      <text:p text:style-name="P58"><text:span text:style-name="T7"><text:s text:c="12"/>zapPaths.Sort(</text:span><text:span text:style-name="T33">delegate</text:span><text:span text:style-name="T7"> (noteEntry e1, noteEntry e2){</text:span><text:span text:style-name="T33">return</text:span><text:span text:style-name="T7"> </text:span><text:soft-page-break/><text:span text:style-name="T7">e1.ToString().CompareTo(e2.ToString());});</text:span></text:p>
      <text:p text:style-name="P29"><text:s text:c="12"/>listBox1.Items.Clear();</text:p>
      <text:p text:style-name="P29"><text:s text:c="12"/>listBox1.Items.AddRange(zapPaths.ToArray());</text:p>
      <text:p text:style-name="P31"/>
      <text:p text:style-name="P33"><text:span text:style-name="Source_20_Text"><text:span text:style-name="T45">W pierwszym wierszu tworzymy zapPaths z noteEntry.createList, potem na tym wywołujemy Where a w nawiasie zawieramy wyrażenie logiczne REGEX by sprawdziło dla każdego wpisu wykazu czy jest zgodne z wartością pola znakowego. Wynik przekształcamy na wykaz, co kolejnie sortujemy najpierw według nazwy a potem ścieżki. Czyścimy wykaz wpisów oraz wypełniami tymi z zapPaths. ZapPaths są wykazem dlatego zamieniamy je na macierz tak aby było zgodne z tym co </text:span></text:span><text:span text:style-name="Source_20_Text"><text:span text:style-name="T45">oczekuje od nas funkcja AddRange.</text:span></text:span></text:p>
      <text:p text:style-name="P56"><text:span text:style-name="Source_20_Text"><text:span text:style-name="T11"><text:tab/>Kolejnym zadaniem będzie ukrywanie rozszerzeń plików, bo wiemy że zawsze będzie to *.zap. Dlatego w </text:span></text:span><text:span text:style-name="Source_20_Text"><text:span text:style-name="T43">noteEntry</text:span></text:span><text:span text:style-name="Source_20_Text"><text:span text:style-name="T11">::</text:span></text:span><text:span text:style-name="Source_20_Text"><text:span text:style-name="T6">createList</text:span></text:span><text:span text:style-name="Source_20_Text"><text:span text:style-name="T11">, w wierszu </text:span></text:span><text:span text:style-name="Source_20_Text"><text:span text:style-name="T6">filePaths.Add(</text:span></text:span><text:span text:style-name="Source_20_Text"><text:span text:style-name="T34">new</text:span></text:span><text:span text:style-name="Source_20_Text"><text:span text:style-name="T6"> noteEntry() { </text:span></text:span><text:span text:style-name="Source_20_Text"><text:span text:style-name="T11">zamieniamy </text:span></text:span><text:span text:style-name="Source_20_Text"><text:span text:style-name="T6">fName = note.Substring... </text:span></text:span><text:span text:style-name="Source_20_Text"><text:span text:style-name="T11">na poniższe</text:span></text:span><text:span text:style-name="Source_20_Text"><text:span text:style-name="T6">:</text:span></text:span></text:p>
      <text:p text:style-name="P56"><text:span text:style-name="Source_20_Text"><text:span text:style-name="T6"/></text:span></text:p>
      <text:p text:style-name="P59"><text:span text:style-name="Source_20_Text"><text:span text:style-name="T9">filePaths.Add(</text:span></text:span><text:span text:style-name="Source_20_Text"><text:span text:style-name="T35">new</text:span></text:span><text:span text:style-name="Source_20_Text"><text:span text:style-name="T9"> noteEntry() { </text:span></text:span></text:p>
      <text:p text:style-name="P59"><text:span text:style-name="Source_20_Text"><text:span text:style-name="T9">pName = note.Substring(common.gamePath.Length, note.LastIndexOf(</text:span></text:span><text:span text:style-name="Source_20_Text"><text:span text:style-name="T25">'\\'</text:span></text:span><text:span text:style-name="Source_20_Text"><text:span text:style-name="T9">)- common.gamePath.Length+1), </text:span></text:span></text:p>
      <text:p text:style-name="P59"><text:span text:style-name="Source_20_Text"><text:span text:style-name="T9">fName = note.Substring(note.LastIndexOf(</text:span></text:span><text:span text:style-name="Source_20_Text"><text:span text:style-name="T25">'\\'</text:span></text:span><text:span text:style-name="Source_20_Text"><text:span text:style-name="T9">)+1,note.Length- note.LastIndexOf(</text:span></text:span><text:span text:style-name="Source_20_Text"><text:span text:style-name="T25">'\\'</text:span></text:span><text:span text:style-name="Source_20_Text"><text:span text:style-name="T9">)-5) });</text:span></text:span></text:p>
      <text:p text:style-name="P56"><text:span text:style-name="Source_20_Text"><text:span text:style-name="T6"/></text:span></text:p>
      <text:p text:style-name="P56"><text:span text:style-name="Source_20_Text"><text:span text:style-name="T11">Zamianie podległo wywołanie substring dla fName tak aby rozpocząć wycinanie nazwy pliku od jego początku, co zostało uwzględnione jako pierwszy parametr. Drugim parametrem wywołania jest długość wycianania w ilości znaków, co zostało policzone jako różnica długości całego ciągu znaków i miejsca początku nazwy pliku, co było pomniejszone o długość rozszerzenia.</text:span></text:span></text:p>
      <text:p text:style-name="P56"><text:span text:style-name="Source_20_Text"><text:span text:style-name="T11"><text:tab/>Każda zmiana pola znakowego textBox1 powinna oddawać zmianę naszego wykazu, dlatego znajdźmy metodę textChanged oraz utwórzmy jej wywołanie uwzględniając poniższy fragment:</text:span></text:span></text:p>
      <text:p text:style-name="P56"><text:span text:style-name="Source_20_Text"><text:span text:style-name="T11"/></text:span></text:p>
      <text:p text:style-name="P56"><text:span text:style-name="Source_20_Text"><text:span text:style-name="T6"><text:s text:c="8"/></text:span></text:span><text:span text:style-name="Source_20_Text"><text:span text:style-name="T34">private</text:span></text:span><text:span text:style-name="Source_20_Text"><text:span text:style-name="T6"> </text:span></text:span><text:span text:style-name="Source_20_Text"><text:span text:style-name="T34">void</text:span></text:span><text:span text:style-name="Source_20_Text"><text:span text:style-name="T6"> textBox1_TextChanged(</text:span></text:span><text:span text:style-name="Source_20_Text"><text:span text:style-name="T34">object</text:span></text:span><text:span text:style-name="Source_20_Text"><text:span text:style-name="T6"> sender, EventArgs e)</text:span></text:span></text:p>
      <text:p text:style-name="P26"><text:s text:c="8"/>{</text:p>
      <text:p text:style-name="P26"><text:s text:c="12"/>FillListBox();</text:p>
      <text:p text:style-name="P26"><text:s text:c="8"/>}</text:p>
      <text:p text:style-name="P56"><text:span text:style-name="Source_20_Text"><text:span text:style-name="T11"/></text:span></text:p>
      <text:p text:style-name="P56"><text:span text:style-name="Source_20_Text"><text:span text:style-name="T11"><text:tab/>Kolejną rzeczą będzie wyświetlenie zawartości pliku wraz ze zmianą wyboru w wykazie plików. Aby to zrobić, znajdźmy metodę </text:span></text:span><text:span text:style-name="Source_20_Text"><text:span text:style-name="T6">SelectedIndexChanged</text:span></text:span><text:span text:style-name="Source_20_Text"><text:span text:style-name="T11"> we właściwościach listBox1 oraz naciśnijmy w jej polu znakowym dwa razy, by utworzyć jej wywołanie. Wewnątrz wpisujemy poniższe:</text:span></text:span></text:p>
      <text:p text:style-name="P56"><text:span text:style-name="Source_20_Text"><text:span text:style-name="T11"/></text:span></text:p>
      <text:p text:style-name="P56"><text:span text:style-name="Source_20_Text"><text:span text:style-name="T6"><text:s text:c="8"/></text:span></text:span><text:span text:style-name="Source_20_Text"><text:span text:style-name="T34">private</text:span></text:span><text:span text:style-name="Source_20_Text"><text:span text:style-name="T6"> </text:span></text:span><text:span text:style-name="Source_20_Text"><text:span text:style-name="T34">void</text:span></text:span><text:span text:style-name="Source_20_Text"><text:span text:style-name="T6"> listBox1_SelectedIndexChanged(</text:span></text:span><text:span text:style-name="Source_20_Text"><text:span text:style-name="T34">object</text:span></text:span><text:span text:style-name="Source_20_Text"><text:span text:style-name="T6"> sender, EventArgs e)</text:span></text:span></text:p>
      <text:p text:style-name="P26"><text:s text:c="8"/>{</text:p>
      <text:p text:style-name="P53"><text:span text:style-name="T7"><text:s text:c="12"/></text:span><text:span text:style-name="T33">string</text:span><text:span text:style-name="T7">[] allLines = File.ReadAllLines(common.gamePath + ((noteEntry)listBox1.SelectedItem).pName + </text:span></text:p>
      <text:p text:style-name="P53"><text:span text:style-name="T7">((noteEntry)listBox1.SelectedItem).fName + </text:span><text:span text:style-name="T24">".zap"</text:span><text:span text:style-name="T7">);</text:span></text:p>
      <text:p text:style-name="P53"><text:span text:style-name="T7"><text:s text:c="12"/>richTextBox1.Text = </text:span><text:span text:style-name="T24">""</text:span><text:span text:style-name="T7">;</text:span></text:p>
      <text:p text:style-name="P26"><text:span text:style-name="T30"><text:s text:c="12"/></text:span><text:span text:style-name="T36">for</text:span><text:span text:style-name="T30"> (</text:span><text:span text:style-name="T36">int</text:span><text:span text:style-name="T30"> i=0;i&lt;allLines.Length;i++) {</text:span></text:p>
      <text:p text:style-name="P26"><text:s text:c="16"/>richTextBox1.Text += allLines[i];</text:p>
      <text:p text:style-name="P53"><text:span text:style-name="T7"><text:s text:c="16"/></text:span><text:span text:style-name="T33">if</text:span><text:span text:style-name="T7">(i!= allLines.Length-1) richTextBox1.Text += </text:span><text:span text:style-name="T24">"\n"</text:span><text:span text:style-name="T7">;</text:span></text:p>
      <text:p text:style-name="P26"><text:s text:c="12"/>}</text:p>
      <text:p text:style-name="P26"><text:s text:c="8"/>}</text:p>
      <text:p text:style-name="P56"><text:span text:style-name="Source_20_Text"><text:span text:style-name="T11"/></text:span></text:p>
      <text:p text:style-name="P56"><text:span text:style-name="Source_20_Text"><text:span text:style-name="T11">Czyli mamy odczyt z wybranego pliku wszystkich wierszy, potem wyczyszczenie pola wielowierszowego, potem dla każdego wiersza jego dopisanie w pole wielowierszowe. Pozostaje nam dołączenie możliwości zapisu na plik zmienionego przez gracza pola wielowierszowego. Dołączmy przycisk zapisz obok pola znakowego. Powinno być domyślnie nieczynne aż chwili zmiany w polu wielowierszowym. Pamiętać należy aby go zrobić nieczynnym wraz z każdą zmianą wpisu w wykazie plików. Zmieńmy w jego właściwościach w zachowaniu w enabled na false. W </text:span></text:span><text:span text:style-name="Source_20_Text"><text:span text:style-name="T6">richTextBox1_KeyPress</text:span></text:span><text:span text:style-name="Source_20_Text"><text:span text:style-name="T11"> dopiszmy na końcu </text:span></text:span><text:span text:style-name="Source_20_Text"><text:span text:style-name="T6">button1.Enabled = </text:span></text:span><text:span text:style-name="Source_20_Text"><text:span text:style-name="T34">true</text:span></text:span><text:span text:style-name="Source_20_Text"><text:span text:style-name="T6">. </text:span></text:span><text:span text:style-name="Source_20_Text"><text:span text:style-name="T11">To pole generujemy poprzez wybór we właściwościach richTextBox1 zdarzenia </text:span></text:span><text:span text:style-name="Source_20_Text"><text:span text:style-name="T6">KeyPress</text:span></text:span><text:span text:style-name="Source_20_Text"><text:span text:style-name="T6"> </text:span></text:span><text:span text:style-name="Source_20_Text"><text:span text:style-name="T11">oraz wciśnięciu dwa razy myszą w tym polu. Przy każdej zmianie wpisu wykazu przycisk zapisz powinien stawać się nieczynny. </text:span></text:span><text:soft-page-break/><text:span text:style-name="Source_20_Text"><text:span text:style-name="T11">Znajdźmy </text:span></text:span><text:span text:style-name="Source_20_Text"><text:span text:style-name="T6">listBox1_SelectedIndexChanged. </text:span></text:span><text:span text:style-name="Source_20_Text"><text:span text:style-name="T11">Na jego końcu dopiszmy </text:span></text:span><text:span text:style-name="Source_20_Text"><text:span text:style-name="T6">button1.Enabled = </text:span></text:span><text:span text:style-name="Source_20_Text"><text:span text:style-name="T34">false</text:span></text:span><text:span text:style-name="Source_20_Text"><text:span text:style-name="T6">. </text:span></text:span><text:span text:style-name="Source_20_Text"><text:span text:style-name="T11">W </text:span></text:span><text:span text:style-name="Source_20_Text"><text:span text:style-name="T11">celu zapisu pliku wciskamy dwa razy na przycisk zapisz by nas przeniosło w </text:span></text:span><text:span text:style-name="Source_20_Text"><text:span text:style-name="T6">button1_Click</text:span></text:span><text:span text:style-name="Source_20_Text"><text:span text:style-name="T11"> i </text:span></text:span><text:span text:style-name="Source_20_Text"><text:span text:style-name="T11">wpisujemy poniższe:</text:span></text:span></text:p>
      <text:p text:style-name="P56"><text:span text:style-name="Source_20_Text"><text:span text:style-name="T11"/></text:span></text:p>
      <text:p text:style-name="P56"><text:span text:style-name="Source_20_Text"><text:span text:style-name="T6"><text:tab/></text:span></text:span><text:span text:style-name="Source_20_Text"><text:span text:style-name="T6">File.WriteAllLines(</text:span></text:span></text:p>
      <text:p text:style-name="P56"><text:span text:style-name="Source_20_Text"><text:span text:style-name="T6"><text:tab/><text:tab/>common.gamePath+((noteEntry)listBox1.SelectedItem).pName+ <text:tab/><text:tab/><text:tab/><text:tab/><text:tab/>((noteEntry)listBox1.SelectedItem).fName + </text:span></text:span><text:span text:style-name="Source_20_Text"><text:span text:style-name="T23">".zap"</text:span></text:span><text:span text:style-name="Source_20_Text"><text:span text:style-name="T6">, </text:span></text:span></text:p>
      <text:p text:style-name="P56"><text:span text:style-name="Source_20_Text"><text:span text:style-name="T6"><text:tab/><text:tab/></text:span></text:span><text:span text:style-name="Source_20_Text"><text:span text:style-name="T34">new</text:span></text:span><text:span text:style-name="Source_20_Text"><text:span text:style-name="T6"> </text:span></text:span><text:span text:style-name="Source_20_Text"><text:span text:style-name="T34">string</text:span></text:span><text:span text:style-name="Source_20_Text"><text:span text:style-name="T6">[] { richTextBox1.Text });</text:span></text:span></text:p>
      <text:p text:style-name="P53"><text:span text:style-name="T7"><text:tab/>button1.Enabled = </text:span><text:span text:style-name="T33">false</text:span><text:span text:style-name="T7">;</text:span></text:p>
      <text:p text:style-name="P56"><text:span text:style-name="Source_20_Text"><text:span text:style-name="T11"/></text:span></text:p>
      <text:p text:style-name="P20">3.4 Znajdywanie otwartych okien</text:p>
      <text:p text:style-name="P30"><text:span text:style-name="Source_20_Text"><text:span text:style-name="T45"><text:tab/>AboutBox1 jest oknem jakie otwiera się niezależnie czy inne okno tego samego rodzaju jest otwarte. Aby to zmienić, w klasę common dokładamy trochę kodu ze strony sieciowej (patrz odnośnik 14).</text:span></text:span></text:p>
      <text:p text:style-name="P30"><text:span text:style-name="Source_20_Text"><text:span text:style-name="T45"/></text:span></text:p>
      <text:p text:style-name="P30"><text:span text:style-name="T28"><text:s text:c="4"/></text:span><text:span text:style-name="T33">public</text:span><text:span text:style-name="T28"> </text:span><text:span text:style-name="T33">class</text:span><text:span text:style-name="T28"> </text:span><text:span text:style-name="T43">window</text:span></text:p>
      <text:p text:style-name="P26"><text:s text:c="4"/>{</text:p>
      <text:p text:style-name="P53"><text:span text:style-name="T7"><text:s text:c="8"/></text:span><text:span text:style-name="T33">public</text:span><text:span text:style-name="T7"> IntPtr handle;</text:span></text:p>
      <text:p text:style-name="P53"><text:span text:style-name="T7"><text:s text:c="8"/></text:span><text:span text:style-name="T33">public</text:span><text:span text:style-name="T7"> String name;</text:span></text:p>
      <text:p text:style-name="P53"><text:span text:style-name="T7"><text:s text:c="8"/></text:span><text:span text:style-name="T33">public</text:span><text:span text:style-name="T7"> String className;</text:span></text:p>
      <text:p text:style-name="P53"><text:span text:style-name="T7"><text:s text:c="8"/></text:span><text:span text:style-name="T33">public</text:span><text:span text:style-name="T7"> List&lt;window&gt; childWindows=</text:span><text:span text:style-name="T33">null</text:span><text:span text:style-name="T7">;</text:span></text:p>
      <text:p text:style-name="P26"><text:s text:c="4"/>}</text:p>
      <text:p text:style-name="P53"><text:span text:style-name="T7"><text:s text:c="4"/></text:span><text:span text:style-name="T33">public</text:span><text:span text:style-name="T7"> </text:span><text:span text:style-name="T33">class</text:span><text:span text:style-name="T7"> </text:span><text:span text:style-name="T43">common</text:span><text:span text:style-name="T7"> {</text:span></text:p>
      <text:p text:style-name="P53"><text:span text:style-name="T7"><text:s text:c="8"/></text:span><text:span text:style-name="T33">private</text:span><text:span text:style-name="T7"> </text:span><text:span text:style-name="T33">delegate</text:span><text:span text:style-name="T7"> </text:span><text:span text:style-name="T33">bool</text:span><text:span text:style-name="T7"> </text:span><text:span text:style-name="T43">EnumWindowsProc</text:span><text:span text:style-name="T7">(IntPtr hWnd, IntPtr lParam);</text:span></text:p>
      <text:p text:style-name="P53"><text:span text:style-name="T7"><text:s text:c="8"/>[DllImport(</text:span><text:span text:style-name="T24">"user32.dll"</text:span><text:span text:style-name="T7">, CharSet = CharSet.Unicode)]</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text:span><text:span text:style-name="T33">int</text:span><text:span text:style-name="T7"> GetWindowText(IntPtr hWnd, StringBuilder strText, </text:span><text:span text:style-name="T33">int</text:span><text:span text:style-name="T7"> maxCount);</text:span></text:p>
      <text:p text:style-name="P53"><text:span text:style-name="T7"><text:s text:c="8"/>[DllImport(</text:span><text:span text:style-name="T24">"user32.dll"</text:span><text:span text:style-name="T7">, CharSet = CharSet.Unicode)]</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text:span><text:span text:style-name="T33">int</text:span><text:span text:style-name="T7"> GetWindowTextLength(IntPtr hWnd);</text:span></text:p>
      <text:p text:style-name="P53"><text:span text:style-name="T7"><text:s text:c="8"/>[DllImport(</text:span><text:span text:style-name="T24">"user32.dll"</text:span><text:span text:style-name="T7">)]</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text:span><text:span text:style-name="T33">bool</text:span><text:span text:style-name="T7"> EnumWindows(EnumWindowsProc enumProc, IntPtr lParam);</text:span></text:p>
      <text:p text:style-name="P53"><text:span text:style-name="T7"><text:s text:c="8"/>[DllImport(</text:span><text:span text:style-name="T24">"user32.dll"</text:span><text:span text:style-name="T7">)]</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text:span><text:span text:style-name="T33">bool</text:span><text:span text:style-name="T7"> IsWindowVisible(IntPtr hWnd);</text:span></text:p>
      <text:p text:style-name="P53"><text:span text:style-name="T7"><text:s text:c="8"/>[DllImport(</text:span><text:span text:style-name="T24">"user32.dll"</text:span><text:span text:style-name="T7">)]</text:span></text:p>
      <text:p text:style-name="P53"><text:span text:style-name="T7"><text:s text:c="8"/></text:span><text:span text:style-name="T33">public</text:span><text:span text:style-name="T7"> </text:span><text:span text:style-name="T33">static</text:span><text:span text:style-name="T7"> </text:span><text:span text:style-name="T33">extern</text:span><text:span text:style-name="T7"> </text:span><text:span text:style-name="T33">bool</text:span><text:span text:style-name="T7"> ShowWindow(IntPtr hWnd, </text:span><text:span text:style-name="T33">int</text:span><text:span text:style-name="T7"> nCmdShow);</text:span></text:p>
      <text:p text:style-name="P53"><text:span text:style-name="T7"><text:s text:c="8"/>[DllImport(</text:span><text:span text:style-name="T24">"user32.dll"</text:span><text:span text:style-name="T7">)]</text:span></text:p>
      <text:p text:style-name="P53"><text:span text:style-name="T7"><text:s text:c="8"/>[</text:span><text:span text:style-name="T33">return</text:span><text:span text:style-name="T7">: MarshalAs(UnmanagedType.Bool)]</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text:span><text:span text:style-name="T33">bool</text:span><text:span text:style-name="T7"> EnumChildWindows(IntPtr hwndParent, EnumWindowsProc lpEnumFunc, IntPtr lParam);</text:span></text:p>
      <text:p text:style-name="P53"><text:span text:style-name="T7"><text:s text:c="8"/>[DllImport(</text:span><text:span text:style-name="T24">"user32.dll"</text:span><text:span text:style-name="T7">, SetLastError = </text:span><text:span text:style-name="T33">true</text:span><text:span text:style-name="T7">)]</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IntPtr GetWindow(IntPtr hWnd, </text:span><text:span text:style-name="T33">uint</text:span><text:span text:style-name="T7"> uCmd);</text:span></text:p>
      <text:p text:style-name="P53"><text:span text:style-name="T7"><text:s text:c="8"/>[DllImport(</text:span><text:span text:style-name="T24">"User32.Dll"</text:span><text:span text:style-name="T7">)]</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text:span><text:span text:style-name="T33">void</text:span><text:span text:style-name="T7"> GetClassName(</text:span><text:span text:style-name="T33">int</text:span><text:span text:style-name="T7"> hWnd, StringBuilder s, </text:span><text:span text:style-name="T33">int</text:span><text:span text:style-name="T7"> nMaxCount);</text:span></text:p>
      <text:p text:style-name="P53"><text:span text:style-name="T7"><text:s text:c="8"/></text:span><text:span text:style-name="T33">private</text:span><text:span text:style-name="T7"> </text:span><text:span text:style-name="T33">static</text:span><text:span text:style-name="T7"> </text:span><text:span text:style-name="T33">string</text:span><text:span text:style-name="T7"> _GetClassName(IntPtr hWnd)</text:span></text:p>
      <text:p text:style-name="P26"><text:s text:c="8"/>{</text:p>
      <text:p text:style-name="P53"><text:span text:style-name="T7"><text:s text:c="12"/>StringBuilder sbClass = </text:span><text:span text:style-name="T33">new</text:span><text:span text:style-name="T7"> StringBuilder(256);</text:span></text:p>
      <text:p text:style-name="P53"><text:span text:style-name="T7"><text:s text:c="12"/>GetClassName((</text:span><text:span text:style-name="T33">int</text:span><text:span text:style-name="T7">)hWnd, sbClass, sbClass.Capacity);</text:span></text:p>
      <text:p text:style-name="P53"><text:span text:style-name="T7"><text:s text:c="12"/></text:span><text:span text:style-name="T33">return</text:span><text:span text:style-name="T7"> sbClass.ToString();</text:span></text:p>
      <text:p text:style-name="P26"><text:s text:c="8"/>}</text:p>
      <text:p text:style-name="P53"><text:span text:style-name="T7"><text:s text:c="8"/></text:span><text:span text:style-name="T33">private</text:span><text:span text:style-name="T7"> </text:span><text:span text:style-name="T33">static</text:span><text:span text:style-name="T7"> </text:span><text:span text:style-name="T33">bool</text:span><text:span text:style-name="T7"> EnumTheWindows(IntPtr hWnd, IntPtr listHandle)</text:span></text:p>
      <text:p text:style-name="P26"><text:s text:c="8"/>{</text:p>
      <text:p text:style-name="P53"><text:span text:style-name="T7"><text:s text:c="12"/>List&lt;window&gt; windows = GCHandle.FromIntPtr(listHandle).Target </text:span><text:span text:style-name="T33">as</text:span><text:span text:style-name="T7"> List&lt;window&gt;;</text:span></text:p>
      <text:p text:style-name="P53"><text:span text:style-name="T7"><text:s text:c="12"/></text:span><text:span text:style-name="T33">int</text:span><text:span text:style-name="T7"> size = GetWindowTextLength(hWnd);</text:span></text:p>
      <text:p text:style-name="P53"><text:span text:style-name="T7"><text:s text:c="12"/></text:span><text:span text:style-name="T33">if</text:span><text:span text:style-name="T7"> (size++ &gt; 0 &amp;&amp; IsWindowVisible(hWnd))</text:span></text:p>
      <text:p text:style-name="P26"><text:s text:c="12"/>{</text:p>
      <text:p text:style-name="P53"><text:span text:style-name="T7"><text:s text:c="16"/>StringBuilder sb = </text:span><text:span text:style-name="T33">new</text:span><text:span text:style-name="T7"> StringBuilder(size);</text:span></text:p>
      <text:p text:style-name="P26"><text:s text:c="16"/>GetWindowText(hWnd, sb, size);</text:p>
      <text:p text:style-name="P53"><text:span text:style-name="T7"><text:s text:c="16"/>window Window = </text:span><text:span text:style-name="T33">new</text:span><text:span text:style-name="T7"> window { handle=hWnd,name=sb.ToString(),className= </text:span><text:soft-page-break/><text:span text:style-name="T7">_GetClassName(hWnd)};</text:span></text:p>
      <text:p text:style-name="P26"><text:s text:c="16"/>windows.Add(Window);</text:p>
      <text:p text:style-name="P53"><text:span text:style-name="T7"><text:s text:c="16"/>IntPtr childWindow = GetWindow(hWnd, 5);</text:span><text:span text:style-name="T47">//GW_CHILD = 5</text:span></text:p>
      <text:p text:style-name="P53"><text:span text:style-name="T7"><text:s text:c="16"/></text:span><text:span text:style-name="T33">if</text:span><text:span text:style-name="T7"> (childWindow!=</text:span><text:span text:style-name="T33">null</text:span><text:span text:style-name="T7">&amp;&amp; IsWindowVisible(childWindow))</text:span></text:p>
      <text:p text:style-name="P26"><text:s text:c="16"/>{</text:p>
      <text:p text:style-name="P53"><text:span text:style-name="T7"><text:s text:c="20"/>Window.childWindows = </text:span><text:span text:style-name="T33">new</text:span><text:span text:style-name="T7"> List&lt;window&gt;();</text:span></text:p>
      <text:p text:style-name="P26"><text:s text:c="20"/>EnumChildWindows(hWnd, EnumTheWindows, GCHandle.ToIntPtr(GCHandle.Alloc(Window.childWindows)));</text:p>
      <text:p text:style-name="P26"><text:s text:c="16"/>};</text:p>
      <text:p text:style-name="P26"><text:s text:c="12"/>}</text:p>
      <text:p text:style-name="P53"><text:span text:style-name="T7"><text:s text:c="12"/></text:span><text:span text:style-name="T33">return</text:span><text:span text:style-name="T7"> </text:span><text:span text:style-name="T33">true</text:span><text:span text:style-name="T7">;</text:span></text:p>
      <text:p text:style-name="P26"><text:s text:c="8"/>}</text:p>
      <text:p text:style-name="P53"><text:span text:style-name="T7"><text:s text:c="8"/></text:span><text:span text:style-name="T33">public</text:span><text:span text:style-name="T7"> </text:span><text:span text:style-name="T33">static</text:span><text:span text:style-name="T7"> List&lt;window&gt; allWindows()</text:span></text:p>
      <text:p text:style-name="P26"><text:s text:c="8"/>{</text:p>
      <text:p text:style-name="P53"><text:span text:style-name="T7"><text:s text:c="12"/>List&lt;window&gt; windows = </text:span><text:span text:style-name="T33">new</text:span><text:span text:style-name="T7"> List&lt;window&gt;();</text:span></text:p>
      <text:p text:style-name="P26"><text:s text:c="12"/>EnumWindows(EnumTheWindows, GCHandle.ToIntPtr(GCHandle.Alloc(windows)));</text:p>
      <text:p text:style-name="P53"><text:span text:style-name="T7"><text:s text:c="12"/></text:span><text:span text:style-name="T33">return</text:span><text:span text:style-name="T7"> windows;</text:span></text:p>
      <text:p text:style-name="P26"><text:s text:c="8"/>}</text:p>
      <text:p text:style-name="P53"><text:span text:style-name="T7"><text:s text:c="8"/></text:span><text:span text:style-name="T33">public</text:span><text:span text:style-name="T7"> </text:span><text:span text:style-name="T33">static</text:span><text:span text:style-name="T7"> </text:span><text:span text:style-name="T33">string</text:span><text:span text:style-name="T7"> windowsToString(List&lt;window&gt; windows, </text:span><text:span text:style-name="T33">int</text:span><text:span text:style-name="T7"> progress)</text:span></text:p>
      <text:p text:style-name="P26"><text:s text:c="8"/>{</text:p>
      <text:p text:style-name="P53"><text:span text:style-name="T7"><text:s text:c="12"/></text:span><text:span text:style-name="T33">string</text:span><text:span text:style-name="T7"> allWindows = </text:span><text:span text:style-name="T24">""</text:span><text:span text:style-name="T7">;</text:span></text:p>
      <text:p text:style-name="P53"><text:span text:style-name="T7"><text:s text:c="12"/></text:span><text:span text:style-name="T33">foreach</text:span><text:span text:style-name="T7">(window Window </text:span><text:span text:style-name="T33">in</text:span><text:span text:style-name="T7"> windows)</text:span></text:p>
      <text:p text:style-name="P26"><text:s text:c="12"/>{</text:p>
      <text:p text:style-name="P53"><text:span text:style-name="T7"><text:s text:c="16"/></text:span><text:span text:style-name="T33">for</text:span><text:span text:style-name="T7"> (</text:span><text:span text:style-name="T33">int</text:span><text:span text:style-name="T7"> i = 0; i &lt; progress; i++) allWindows += </text:span><text:span text:style-name="T24">" <text:s/>"</text:span><text:span text:style-name="T7">;</text:span></text:p>
      <text:p text:style-name="P53"><text:span text:style-name="T7"><text:s text:c="16"/>allWindows += Window.name + </text:span><text:span text:style-name="T24">" <text:s text:c="4"/>"</text:span><text:span text:style-name="T7">+Window.className+</text:span><text:span text:style-name="T24">"\n"</text:span><text:span text:style-name="T7">;</text:span></text:p>
      <text:p text:style-name="P53"><text:span text:style-name="T7"><text:s text:c="16"/></text:span><text:span text:style-name="T33">if</text:span><text:span text:style-name="T7"> (Window.childWindows != </text:span><text:span text:style-name="T33">null</text:span><text:span text:style-name="T7">) allWindows += windowsToString(Window.childWindows,progress+1);</text:span></text:p>
      <text:p text:style-name="P26"><text:s text:c="12"/>}</text:p>
      <text:p text:style-name="P53"><text:span text:style-name="T7"><text:s text:c="12"/></text:span><text:span text:style-name="T33">return</text:span><text:span text:style-name="T7"> allWindows;</text:span></text:p>
      <text:p text:style-name="P26"><text:s text:c="8"/>}</text:p>
      <text:p text:style-name="P53"><text:span text:style-name="T7"><text:s text:c="8"/>[DllImport(</text:span><text:span text:style-name="T24">"User32.dll"</text:span><text:span text:style-name="T7">)]</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IntPtr GetDC(IntPtr hwnd);</text:span></text:p>
      <text:p text:style-name="P53"><text:span text:style-name="T7"><text:s text:c="8"/>[DllImport(</text:span><text:span text:style-name="T24">"gdi32.dll"</text:span><text:span text:style-name="T7">, EntryPoint = </text:span><text:span text:style-name="T24">"BitBlt"</text:span><text:span text:style-name="T7">, SetLastError = </text:span><text:span text:style-name="T33">true</text:span><text:span text:style-name="T7">)]</text:span></text:p>
      <text:p text:style-name="P53"><text:span text:style-name="T7"><text:s text:c="8"/>[</text:span><text:span text:style-name="T33">return</text:span><text:span text:style-name="T7">: MarshalAs(UnmanagedType.Bool)]</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text:span><text:span text:style-name="T33">bool</text:span><text:span text:style-name="T7"> BitBlt([In] IntPtr hdc, </text:span><text:span text:style-name="T33">int</text:span><text:span text:style-name="T7"> nXDest, </text:span><text:span text:style-name="T33">int</text:span><text:span text:style-name="T7"> nYDest, </text:span><text:span text:style-name="T33">int</text:span><text:span text:style-name="T7"> nWidth, </text:span><text:span text:style-name="T33">int</text:span><text:span text:style-name="T7"> nHeight, [In] IntPtr hdcSrc, </text:span><text:span text:style-name="T33">int</text:span><text:span text:style-name="T7"> nXSrc, </text:span><text:span text:style-name="T33">int</text:span><text:span text:style-name="T7"> nYSrc, </text:span><text:span text:style-name="T33">uint</text:span><text:span text:style-name="T7"> dwRop);</text:span></text:p>
      <text:p text:style-name="P53"><text:span text:style-name="T7"><text:s text:c="8"/>[DllImport(</text:span><text:span text:style-name="T24">"user32.dll"</text:span><text:span text:style-name="T7">, SetLastError = </text:span><text:span text:style-name="T33">true</text:span><text:span text:style-name="T7">)]</text:span></text:p>
      <text:p text:style-name="P53"><text:span text:style-name="T7"><text:s text:c="8"/></text:span><text:span text:style-name="T33">private</text:span><text:span text:style-name="T7"> </text:span><text:span text:style-name="T33">static</text:span><text:span text:style-name="T7"> </text:span><text:span text:style-name="T33">extern</text:span><text:span text:style-name="T7"> </text:span><text:span text:style-name="T33">bool</text:span><text:span text:style-name="T7"> GetWindowRect(IntPtr hwnd, </text:span><text:span text:style-name="T33">out</text:span><text:span text:style-name="T7"> Rectangle lpRect);</text:span></text:p>
      <text:p text:style-name="P53"><text:span text:style-name="T7"><text:s text:c="8"/></text:span><text:span text:style-name="T33">public</text:span><text:span text:style-name="T7"> </text:span><text:span text:style-name="T33">static</text:span><text:span text:style-name="T7"> </text:span><text:span text:style-name="T33">void</text:span><text:span text:style-name="T7"> WNDtoBMP(IntPtr hwnd,</text:span><text:span text:style-name="T33">string</text:span><text:span text:style-name="T7"> fName) {</text:span></text:p>
      <text:p text:style-name="P26"><text:s text:c="12"/>IntPtr wndDC = GetDC(hwnd);</text:p>
      <text:p text:style-name="P26"><text:s text:c="12"/>Graphics g1 = Graphics.FromHdc(wndDC);</text:p>
      <text:p text:style-name="P26"><text:s text:c="12"/>Rectangle rect;</text:p>
      <text:p text:style-name="P53"><text:span text:style-name="T7"><text:s text:c="12"/>GetWindowRect(hwnd, </text:span><text:span text:style-name="T33">out</text:span><text:span text:style-name="T7"> rect);</text:span></text:p>
      <text:p text:style-name="P53"><text:span text:style-name="T7"><text:s text:c="12"/></text:span><text:span text:style-name="T33">int</text:span><text:span text:style-name="T7"> x = rect.Width- rect.X, y = rect.Height - rect.Y;</text:span></text:p>
      <text:p text:style-name="P53"><text:span text:style-name="T7"><text:s text:c="12"/>Image myImage = </text:span><text:span text:style-name="T33">new</text:span><text:span text:style-name="T7"> Bitmap(x, y, g1);</text:span></text:p>
      <text:p text:style-name="P26"><text:s text:c="12"/>Graphics g2 = Graphics.FromImage(myImage);</text:p>
      <text:p text:style-name="P26"><text:s text:c="12"/>IntPtr dc1 = g1.GetHdc();</text:p>
      <text:p text:style-name="P26"><text:s text:c="12"/>IntPtr dc2 = g2.GetHdc();</text:p>
      <text:p text:style-name="P26"><text:s text:c="12"/>BitBlt(dc2, 0, 0, x, y, dc1, 0, 0, 13369376);</text:p>
      <text:p text:style-name="P26"><text:s text:c="12"/>g1.ReleaseHdc(dc1);</text:p>
      <text:p text:style-name="P26"><text:s text:c="12"/>g2.ReleaseHdc(dc2);</text:p>
      <text:p text:style-name="P53"><text:span text:style-name="T7"><text:s text:c="12"/>myImage.Save(fName+</text:span><text:span text:style-name="T24">".bmp"</text:span><text:span text:style-name="T7">, ImageFormat.Bmp);</text:span></text:p>
      <text:p text:style-name="P26"><text:s text:c="8"/>}</text:p>
      <text:p text:style-name="P53"><text:span text:style-name="T7"><text:s text:c="8"/>[DllImport(</text:span><text:span text:style-name="T24">"user32.dll"</text:span><text:span text:style-name="T7">, SetLastError = </text:span><text:span text:style-name="T33">false</text:span><text:span text:style-name="T7">)]</text:span></text:p>
      <text:p text:style-name="P53"><text:span text:style-name="T7"><text:s text:c="8"/></text:span><text:span text:style-name="T33">static</text:span><text:span text:style-name="T7"> </text:span><text:span text:style-name="T33">extern</text:span><text:span text:style-name="T7"> IntPtr GetDesktopWindow();</text:span></text:p>
      <text:p text:style-name="P53"><text:span text:style-name="T7"><text:s text:c="8"/></text:span><text:span text:style-name="T33">public</text:span><text:span text:style-name="T7"> </text:span><text:span text:style-name="T33">static</text:span><text:span text:style-name="T7"> </text:span><text:span text:style-name="T33">void</text:span><text:span text:style-name="T7"> DesktopBMP(</text:span><text:span text:style-name="T33">string</text:span><text:span text:style-name="T7"> fName)</text:span></text:p>
      <text:p text:style-name="P26"><text:s text:c="8"/>{</text:p>
      <text:p text:style-name="P26"><text:s text:c="12"/>WNDtoBMP(GetDesktopWindow(),fName);</text:p>
      <text:p text:style-name="P26"><text:s text:c="8"/>}</text:p>
      <text:p text:style-name="P26"><text:s text:c="4"/>}</text:p>
      <text:p text:style-name="P30"><text:span text:style-name="Source_20_Text"><text:span text:style-name="T45"/></text:span></text:p>
      <text:p text:style-name="P45"><text:span text:style-name="Source_20_Text"><text:span text:style-name="T11">Klasa window odwzorowuje nam otwarte okno w systemie windows wraz z jego podoknami. Będziemy tworzyć listę otwartych okien w funkcji common.allWindows(). Opracowałem ją na </text:span></text:span><text:soft-page-break/><text:span text:style-name="Source_20_Text"><text:span text:style-name="T11">podstawie windowsowych api (wywołań systemowych) aby umożliwić znajdowanie okien. Mamy </text:span></text:span><text:span text:style-name="Source_20_Text"><text:span text:style-name="T11">tam również procedurę WNDtoBMP aby można było zapisać widok wybranego okna jako plik graficzny. Jest również możliwość zrobienia zrzutu całego ekranu w procedurze DesktopBMP. Wykorzystamy je sobie w kolejnym rozdziale. Dołóżmy również procedurę sprzątającą wszystkie okna o nazwie </text:span></text:span><text:span text:style-name="Source_20_Text"><text:span text:style-name="T7">destroyAllWindows </text:span></text:span><text:span text:style-name="Source_20_Text"><text:span text:style-name="T11">oraz funkcję </text:span></text:span><text:span text:style-name="Source_20_Text"><text:span text:style-name="T6">IsWindowAlreadyOpened </text:span></text:span><text:span text:style-name="Source_20_Text"><text:span text:style-name="T11">sprawdzającą czy dane okno o danym tytule jest już otwarte. W </text:span></text:span><text:span text:style-name="Source_20_Text"><text:span text:style-name="T6">oGrzeToolStripMenuItem_Click </text:span></text:span><text:span text:style-name="Source_20_Text"><text:span text:style-name="T11">usuńmy wywołanie Show(), bo będziemy usuwać okno przy starcie jeżeli jest już otwarte. W konstruktorze </text:span></text:span><text:span text:style-name="Source_20_Text"><text:span text:style-name="T6">AboutBox1() </text:span></text:span><text:span text:style-name="Source_20_Text"><text:span text:style-name="T11">podmieńmy sobie treść na następującą:</text:span></text:span></text:p>
      <text:p text:style-name="P45"><text:span text:style-name="Source_20_Text"><text:span text:style-name="T10"><text:tab/></text:span></text:span><text:span text:style-name="Source_20_Text"><text:span text:style-name="T34">if</text:span></text:span><text:span text:style-name="Source_20_Text"><text:span text:style-name="T6"> (common.IsWindowAlreadyOpened(</text:span></text:span><text:span text:style-name="Source_20_Text"><text:span text:style-name="T34">this</text:span></text:span><text:span text:style-name="Source_20_Text"><text:span text:style-name="T6">.Text))</text:span></text:span><text:span text:style-name="T7">{</text:span></text:p>
      <text:p text:style-name="P26"><text:s text:c="16"/>Close();}</text:p>
      <text:p text:style-name="P53"><text:span text:style-name="T7"><text:s text:c="12"/></text:span><text:span text:style-name="T33">else</text:span><text:span text:style-name="T7">{</text:span></text:p>
      <text:p text:style-name="P26"><text:s text:c="16"/>Show();}</text:p>
      <text:p text:style-name="P45"><text:span text:style-name="Source_20_Text"><text:span text:style-name="T11">Czyli jak znajdzie okno o tytule naszego okna to kończymy poprzez wywołanie procedury zamykającej okno AboutBox1. Jeżeli nie jest gdzieś otwarte to wtedy wywołamy procedurę Show(), jaka nam wyświetli na ekranie wieści o naszej grze w oknie AboutBox1.</text:span></text:span></text:p>
      <text:p text:style-name="P45"><text:span text:style-name="Source_20_Text"><text:span text:style-name="T11"/></text:span></text:p>
      <text:p text:style-name="P20"><text:span text:style-name="Source_20_Text"><text:span text:style-name="T48">3.5 </text:span></text:span><text:span text:style-name="Source_20_Text"><text:span text:style-name="T30">Zapis widoku gry jako obraz</text:span></text:span></text:p>
      <text:p text:style-name="P45"><text:span text:style-name="Source_20_Text"><text:span text:style-name="T11"><text:tab/>Z prawej strony naszego table layout panel wepnijmy kolejny flowLayoutPanel z przybornika. Dzięki temu będziemy mogli tam umieścić więcej niż jeden objekt. Włóżmy tam przycisk i zmieńmy jego właściwość Image na rysunek kamery tak aby był on zdjęciem a nie żadnym napisem. Wybierzmy sobie kursor: NoMove2D. Postąpmy tak też dla większej i bardziej zaawansowanej kamery na rysunku. Drugium kursorem byłby PanSE. Po naciśnięciu dwa razy na przycisk i wgraniu </text:span></text:span><text:span text:style-name="Source_20_Text"><text:span text:style-name="T6">common.WNDtoBMP(tableLayoutPanel1.Handle,</text:span></text:span><text:span text:style-name="Source_20_Text"><text:span text:style-name="T23">"windowShot"</text:span></text:span><text:span text:style-name="Source_20_Text"><text:span text:style-name="T6">) </text:span></text:span><text:span text:style-name="Source_20_Text"><text:span text:style-name="T11">w tamto miejsce, wszystko powinno działać zgodnie z zamierzeniami. Pozostaje jeszcze powiadomić gracza, gdzie znajduje się plik ze zdjęciem. Zróbmy to poprzez polecenie: </text:span></text:span><text:span text:style-name="Source_20_Text"><text:span text:style-name="T6">toolStripStatusLabel1.Text = </text:span></text:span><text:span text:style-name="Source_20_Text"><text:span text:style-name="T23">"Zapisano zdjęcie okna w bieżącej teczce w pliku windowShot.bmp..."</text:span></text:span><text:span text:style-name="Source_20_Text"><text:span text:style-name="T11">. Na drugim przycisku chcemy zapytać gracza a wybór pliku na zrzut ekranu. W miejsce wywołania drugiego przycisku wpiszmy: </text:span></text:span></text:p>
      <text:p text:style-name="P45"><text:span text:style-name="Source_20_Text"><text:span text:style-name="T6"><text:s text:c="12"/>SaveFileDialog saveFileDialog = </text:span></text:span><text:span text:style-name="Source_20_Text"><text:span text:style-name="T34">new</text:span></text:span><text:span text:style-name="Source_20_Text"><text:span text:style-name="T6"> SaveFileDialog();</text:span></text:span></text:p>
      <text:p text:style-name="P53"><text:span text:style-name="T7"><text:s text:c="12"/>saveFileDialog.Filter = </text:span><text:span text:style-name="T24">"zrzuty ekranu (*.bmp)|*.bmp|dowolne pliki (*.*)|*.*"</text:span><text:span text:style-name="T7">;</text:span></text:p>
      <text:p text:style-name="P26"><text:s text:c="12"/>saveFileDialog.FilterIndex = 1;</text:p>
      <text:p text:style-name="P53"><text:span text:style-name="T7"><text:s text:c="12"/>saveFileDialog.RestoreDirectory = </text:span><text:span text:style-name="T33">true</text:span><text:span text:style-name="T7">;</text:span></text:p>
      <text:p text:style-name="P53"><text:span text:style-name="T7"><text:s text:c="12"/></text:span><text:span text:style-name="T33">if</text:span><text:span text:style-name="T7"> (saveFileDialog.ShowDialog() == DialogResult.OK) {</text:span></text:p>
      <text:p text:style-name="P26"><text:s text:c="16"/>common.DesktopBMP(saveFileDialog.FileName);</text:p>
      <text:p text:style-name="P53"><text:span text:style-name="T7"><text:s text:c="16"/>toolStripStatusLabel1.Text = </text:span><text:span text:style-name="T24">"Zapisano zrzut ekranu w pliku" </text:span><text:span text:style-name="T7">+saveFileDialog.FileName;}</text:span></text:p>
      <text:p text:style-name="P26"/>
      <text:p text:style-name="P45"><text:span text:style-name="Source_20_Text"><text:span text:style-name="T11">W pierwszym wierszu tworzymy narzędzie okna zapisu pliku, kolejnie dodajemy rodzaje plików na wyświetlenie, potem wybieramy iż z początku gracz zobaczy pliki bitmapowe, dalej zauważamy aby ścieżka gry się nie zmieniła i jeżeli gracz wybrał plik to zapisujemu zrzut ekranu w ten plik </text:span></text:span><text:soft-page-break/><text:span text:style-name="Source_20_Text"><text:span text:style-name="T11">oraz powiadamiamy go o powodzeniu tego zdarzenia w pasku powiadomień.</text:span></text:span></text:p>
      <text:p text:style-name="P53"><text:span text:style-name="Source_20_Text"><text:span text:style-name="T48">3.6 Probranie czasu z serwera</text:span></text:span></text:p>
      <text:p text:style-name="P53"><text:span text:style-name="Source_20_Text"><text:span text:style-name="T48"/></text:span></text:p>
      <text:p text:style-name="P45"><text:span text:style-name="Source_20_Text"><text:span text:style-name="T11"><text:tab/>Chcemy aby po naciśnięciu przycisku z wyglądem zegara pojawił się nam bieżący czas w pasku powiadomień u dołu okna, co powinno zostać pobrane ze strony </text:span></text:span><text:a xlink:type="simple" xlink:href="https://www.timeanddate.com/worldclock/poland" text:style-name="Internet_20_link" text:visited-style-name="Visited_20_Internet_20_Link"><text:span text:style-name="Source_20_Text">https://www.timeanddate.com/worldclock/poland</text:span></text:a><text:span text:style-name="Source_20_Text"><text:span text:style-name="T11">. W tym celu załączmy w klasę common funkcję </text:span></text:span><text:span text:style-name="Source_20_Text"><text:span text:style-name="T6">getWebPage:</text:span></text:span></text:p>
      <text:p text:style-name="P45"><text:span text:style-name="Source_20_Text"><text:span text:style-name="T6"><text:s text:c="12"/></text:span></text:span><text:span text:style-name="Source_20_Text"><text:span text:style-name="T34">var</text:span></text:span><text:span text:style-name="Source_20_Text"><text:span text:style-name="T6"> request = (HttpWebRequest)WebRequest.Create(from);</text:span></text:span></text:p>
      <text:p text:style-name="P53"><text:span text:style-name="T7"><text:s text:c="12"/></text:span><text:span text:style-name="T33">var</text:span><text:span text:style-name="T7"> response = (HttpWebResponse)request.GetResponse();</text:span></text:p>
      <text:p text:style-name="P53"><text:span text:style-name="T7"><text:s text:c="12"/></text:span><text:span text:style-name="T33">var</text:span><text:span text:style-name="T7"> responseString = </text:span><text:span text:style-name="T33">new</text:span><text:span text:style-name="T7"> StreamReader(response.GetResponseStream()).ReadToEnd();</text:span></text:p>
      <text:p text:style-name="P53"><text:span text:style-name="T7"><text:s text:c="12"/></text:span><text:span text:style-name="T33">return</text:span><text:span text:style-name="T7"> responseString;</text:span></text:p>
      <text:p text:style-name="P53"><text:span text:style-name="Source_20_Text"><text:span text:style-name="T6"/></text:span></text:p>
      <text:p text:style-name="P45"><text:span text:style-name="Source_20_Text"><text:span text:style-name="T11">Podajemy jako parametr adres strony. Tworzony jest żądanie połączenia sieciowego. Kolejno odbierana jest odpowiedź, co jest zczytywane i zwracane nam jako ciąg znaków. Wykorzystujemy REGEX aby wyodrębnić z tego czas:</text:span></text:span></text:p>
      <text:p text:style-name="P45"><text:span text:style-name="T33">string</text:span><text:span text:style-name="T7"> result = common.getWebPage(</text:span><text:span text:style-name="T24">"https://www.timeanddate.com/worldclock/poland"</text:span><text:span text:style-name="T7">);</text:span></text:p>
      <text:p text:style-name="P53"><text:span text:style-name="T7">Match matchTime = Regex.Match(result, </text:span><text:span text:style-name="T49">@"\s+id=ct(\s+)*(\w|=)*&gt;(?&lt;time&gt;[^&lt;]+)"</text:span><text:span text:style-name="T7">);</text:span></text:p>
      <text:p text:style-name="P53"><text:span text:style-name="T7">Match matchDate = Regex.Match(result, </text:span><text:span text:style-name="T49">@"\s+id=ctdat(\s+)*(\w|=)*&gt;(?&lt;date&gt;[^&lt;]+)"</text:span><text:span text:style-name="T7">);</text:span></text:p>
      <text:p text:style-name="P53"><text:span text:style-name="T33">if</text:span><text:span text:style-name="T7"> (matchTime.Success &amp;&amp; matchDate.Success) toolStripStatusLabel1.Text = </text:span></text:p>
      <text:p text:style-name="P53"><text:span text:style-name="T24">"Dzisiaj mamy godzinę "</text:span><text:span text:style-name="T7">+ matchTime.Groups[</text:span><text:span text:style-name="T24">"time"</text:span><text:span text:style-name="T7">].Value+</text:span></text:p>
      <text:p text:style-name="P53"><text:span text:style-name="T24">" w dniu "</text:span><text:span text:style-name="T7">+matchDate.Groups[</text:span><text:span text:style-name="T24">"date"</text:span><text:span text:style-name="T7">].Value;</text:span></text:p>
      <text:p text:style-name="P53"><text:span text:style-name="T7"/></text:p>
      <text:p text:style-name="P45"><text:span text:style-name="Source_20_Text"><text:span text:style-name="T48">3.6 Zmiana czcionki, barwy oraz tła</text:span></text:span></text:p>
      <text:p text:style-name="P45"><text:span text:style-name="Source_20_Text"><text:span text:style-name="T48"/></text:span></text:p>
      <text:p text:style-name="P45"><text:span text:style-name="Source_20_Text"><text:span text:style-name="T11"><text:tab/>Dajmy graczowi możliwość zmiany czcionki napisów na pasku powiadomień oraz ich barwy. Wciśnijmy dwa razy w ustawienia-&gt;inne. Przeniesiemy się w miejsce zwane </text:span></text:span><text:span text:style-name="Source_20_Text"><text:span text:style-name="T6">inneToolStripMenuItem_Click</text:span></text:span><text:span text:style-name="Source_20_Text"><text:span text:style-name="T11">. Tam wpiszmy kod tak jak widnieje w źródle tej gry. Wciśnijmy również dwa razy w ustawienia-&gt;barwy. Tam również uzupełnijmy kod. Zajmijmy się następnie zmianą tła gry by gracz mógł wybrać dowolny plik na jej tło.</text:span></text:span></text:p>
      <text:p text:style-name="P17">VI rozdział, Odnośniki</text:p>
      <text:list xml:id="list3999756619020763962" text:style-name="L5">
        <text:list-item>
          <text:p text:style-name="P67"><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https://www.google.com/imgres?imgurl=http%3A%2F%2Fwww.clker.com%2Fcliparts%2F5%2F1%2Fs%2Fo%2Fb%2FV%2Ffrog-hi.png&amp;imgrefurl=http%3A%2F%2Fwww.clker.com%2Fclipart-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8.html&amp;docid=2Eg3xlZguVgBtM&amp;tbnid=fzD1MrXBklqsmM</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3A&amp;vet=12ahUKEwiI7uHFlv3gAhUl_SoKHWR0AWI4ZBAzKCowKnoECAEQKw..i&amp;w=546&amp;h=595&amp;client=firefox-b-d&amp;bih=767&amp;biw=1440&amp;q=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016%20small&amp;ved=2ahUKEwiI7uHFlv3gAhUl_SoKHWR0AWI4ZBAzKCowKnoECAEQKw&amp;iact=mrc&amp;uact=8</text:a></text:p>
        </text:list-item>
        <text:list-item>
          <text:p text:style-name="P67"><text:a xlink:type="simple" xlink:href="https://docs.microsoft.com/pl-pl/dotnet/api/system.windows.forms.toolstripprogressbar?view=netframework-4.7.2" text:style-name="Internet_20_link" text:visited-style-name="Visited_20_Internet_20_Link">https://docs.microsoft.com/pl-pl/dotnet/api/system.windows.forms.toolstripprogressbar?</text:a><text:soft-page-break/><text:a xlink:type="simple" xlink:href="https://docs.microsoft.com/pl-pl/dotnet/api/system.windows.forms.toolstripprogressbar?view=netframework-4.7.2" text:style-name="Internet_20_link" text:visited-style-name="Visited_20_Internet_20_Link">view=netframework-4.7.2</text:a></text:p>
        </text:list-item>
        <text:list-item>
          <text:p text:style-name="P67"><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https://opdhsblobprod03.blob.core.windows.net/contents/9e91aaced6794685851e249147f1956e/71b4f312471df9a75c09e0b80e048616?sv=2015-04-05&amp;sr=b&amp;sig=mKnT%2BT6CmHMFPr0Vx%2FrsqKgDijNfyP1SvXSglMFvHBE%3D&amp;st=2019-03-</text:a><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16T17%3A05%3A07Z&amp;se=2019-03-17T17%3A15%3A07Z&amp;sp=r</text:a></text:p>
        </text:list-item>
        <text:list-item>
          <text:p text:style-name="P67"><text:a xlink:type="simple" xlink:href="https://docs.microsoft.com/pl-pl/dotnet/api/system.drawing.graphics.drawimage?view=netframework-4.7.2" text:style-name="Internet_20_link" text:visited-style-name="Visited_20_Internet_20_Link">https://docs.microsoft.com/pl-pl/dotnet/api/system.drawing.graphics.drawimage?view=netframework-4.7.2</text:a></text:p>
        </text:list-item>
        <text:list-item>
          <text:p text:style-name="P67"><text:a xlink:type="simple" xlink:href="https://www.youtube.com/watch?v=RBfY446QN_A" text:style-name="Internet_20_link" text:visited-style-name="Visited_20_Internet_20_Link">https://www.youtube.com/watch?v=RBfY446QN_A</text:a></text:p>
        </text:list-item>
        <text:list-item>
          <text:p text:style-name="P67"><text:a xlink:type="simple" xlink:href="https://www.youtube.com/watch?v=i5IAClElyBQ" text:style-name="Internet_20_link" text:visited-style-name="Visited_20_Internet_20_Link">https://www.youtube.com/watch?v=i5IAClElyBQ</text:a></text:p>
        </text:list-item>
        <text:list-item>
          <text:p text:style-name="P67"><text:a xlink:type="simple" xlink:href="https://www.youtube.com/watch?v=rm1Avf5XJw8" text:style-name="Internet_20_link" text:visited-style-name="Visited_20_Internet_20_Link">https://www.youtube.com/watch?v=rm1Avf5XJw8</text:a></text:p>
        </text:list-item>
        <text:list-item>
          <text:p text:style-name="P67"><text:a xlink:type="simple" xlink:href="https://www.youtube.com/watch?v=cST5TT3OFyg" text:style-name="Internet_20_link" text:visited-style-name="Visited_20_Internet_20_Link">https://www.youtube.com/watch?v=cST5TT3OFyg</text:a></text:p>
        </text:list-item>
        <text:list-item>
          <text:p text:style-name="P67"><text:a xlink:type="simple" xlink:href="https://www.youtube.com/watch?v=Et2khGnrIqc&amp;t=3410s" text:style-name="Internet_20_link" text:visited-style-name="Visited_20_Internet_20_Link">https://www.youtube.com/watch?v=Et2khGnrIqc&amp;t=3410s</text:a></text:p>
        </text:list-item>
        <text:list-item>
          <text:p text:style-name="P67"><text:a xlink:type="simple" xlink:href="https://www.youtube.com/watch?v=9mUuJIKq40M&amp;t=488s" text:style-name="Internet_20_link" text:visited-style-name="Visited_20_Internet_20_Link">https://www.youtube.com/watch?v=9mUuJIKq40M&amp;t=488s</text:a></text:p>
        </text:list-item>
        <text:list-item>
          <text:p text:style-name="P67"><text:a xlink:type="simple" xlink:href="https://www.google.com/search?client=firefox-b-d&amp;q=SearchOption+Directory.GetFiles" text:style-name="Internet_20_link" text:visited-style-name="Visited_20_Internet_20_Link">https://www.google.com/search?client=firefox-b-d&amp;q=SearchOption+Directory.GetFiles</text:a></text:p>
        </text:list-item>
        <text:list-item>
          <text:p text:style-name="P67"><text:a xlink:type="simple" xlink:href="https://stackoverflow.com/questions/16061237/directory-getfilespath-txt-searchoption-alldirectories-doesnt-deliver-a" text:style-name="Internet_20_link" text:visited-style-name="Visited_20_Internet_20_Link">https://stackoverflow.com/questions/16061237/directory-getfilespath-txt-searchoption-alldirectories-doesnt-deliver-a</text:a></text:p>
        </text:list-item>
        <text:list-item>
          <text:p text:style-name="P67"><text:a xlink:type="simple" xlink:href="https://stackoverflow.com/questions/3309188/how-to-sort-a-listt-by-a-property-in-the-object" text:style-name="Internet_20_link" text:visited-style-name="Visited_20_Internet_20_Link">https://stackoverflow.com/questions/3309188/how-to-sort-a-listt-by-a-property-in-the-object</text:a></text:p>
        </text:list-item>
        <text:list-item>
          <text:p text:style-name="P67"><text:a xlink:type="simple" xlink:href="https://code.msdn.microsoft.com/windowsapps/Enumerate-top-level-9aa9d7c1" text:style-name="Internet_20_link" text:visited-style-name="Visited_20_Internet_20_Link">https://code.msdn.microsoft.com/windowsapps/Enumerate-top-level-9aa9d7c1</text:a></text:p>
        </text:list-item>
        <text:list-item>
          <text:p text:style-name="P67"><text:a xlink:type="simple" xlink:href="https://www.codeproject.com/Questions/357740/Converting-IntPtr-value-to-Int32" text:style-name="Internet_20_link" text:visited-style-name="Visited_20_Internet_20_Link">https://www.codeproject.com/Questions/357740/Converting-IntPtr-value-to-Int32</text:a></text:p>
        </text:list-item>
        <text:list-item>
          <text:p text:style-name="P67"><text:a xlink:type="simple" xlink:href="https://stackoverflow.com/questions/14385838/draw-on-screen-without-form" text:style-name="Internet_20_link" text:visited-style-name="Visited_20_Internet_20_Link">https://stackoverflow.com/questions/14385838/draw-on-screen-without-form</text:a></text:p>
        </text:list-item>
        <text:list-item>
          <text:p text:style-name="P67"><text:a xlink:type="simple" xlink:href="https://docs.microsoft.com/en-us/dotnet/framework/winforms/advanced/how-to-render-images-with-gdi" text:style-name="Internet_20_link" text:visited-style-name="Visited_20_Internet_20_Link">https://docs.microsoft.com/en-us/dotnet/framework/winforms/advanced/how-to-render-images-with-gdi</text:a></text:p>
        </text:list-item>
        <text:list-item>
          <text:p text:style-name="P67"><text:a xlink:type="simple" xlink:href="https://social.msdn.microsoft.com/Forums/vstudio/en-US/f74000e4-6d0d-4726-b89b-4d4622b78f6f/pictureboximage-creation-from-hdc?forum=vcgeneral" text:style-name="Internet_20_link" text:visited-style-name="Visited_20_Internet_20_Link">https://social.msdn.microsoft.com/Forums/vstudio/en-US/f74000e4-6d0d-4726-b89b-4d4622b78f6f/pictureboximage-creation-from-hdc?forum=vcgeneral</text:a></text:p>
        </text:list-item>
        <text:list-item>
          <text:p text:style-name="P67"><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https://books.google.pl/books?id=hR3JipLEAaYC&amp;pg=PA381&amp;lpg=PA381&amp;dq=c%23+DC+save+as+bitmap&amp;source=bl&amp;ots=0KGHxtwply&amp;sig=ACfU3U0cOEfVd30Bc7hARmqeRBuJ-3RDhQ&amp;hl=pl&amp;sa=X&amp;ved=2ahUKEwjQptuA7MDhAhWJp4sKHRkgBc8Q6AEwDnoECAgQAQ#v=onepage&amp;q=c%23%20DC%20save%20as%20bitmap&amp;f=false</text:a> //strona 38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13M58S</meta:editing-duration>
    <meta:editing-cycles>333</meta:editing-cycles>
    <meta:generator>OpenOffice/4.1.6$Win32 OpenOffice.org_project/416m1$Build-9790</meta:generator>
    <dc:date>2019-04-08T23:57:05.12</dc:date>
    <dc:creator>qq qq</dc:creator>
    <meta:document-statistic meta:table-count="0" meta:image-count="0" meta:object-count="0" meta:page-count="22" meta:paragraph-count="413" meta:word-count="6285" meta:character-count="52792"/>
    <meta:user-defined meta:name="Info 1"/>
    <meta:user-defined meta:name="Info 2"/>
    <meta:user-defined meta:name="Info 3"/>
    <meta:user-defined meta:name="Info 4"/>
  </office:meta>
</office:document-meta>
</file>